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4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2"/>
        <table:table-column table:style-name="co3" table:default-cell-style-name="ce1"/>
        <table:table-column table:style-name="co4" table:default-cell-style-name="ce3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4</text:p>
          </table:table-cell>
          <table:table-cell/>
          <table:table-cell table:formula="of:=CONCATENATE([.A1];[.B1];[.C1])" office:value-type="string" office:string-value="228 104" calcext:value-type="string">
            <text:p>228 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5</text:p>
          </table:table-cell>
          <table:table-cell/>
          <table:table-cell table:formula="of:=CONCATENATE([.A2];[.B2];[.C2])" office:value-type="string" office:string-value="228 105" calcext:value-type="string">
            <text:p>228 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6</text:p>
          </table:table-cell>
          <table:table-cell/>
          <table:table-cell table:formula="of:=CONCATENATE([.A3];[.B3];[.C3])" office:value-type="string" office:string-value="228 106" calcext:value-type="string">
            <text:p>228 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7</text:p>
          </table:table-cell>
          <table:table-cell/>
          <table:table-cell table:formula="of:=CONCATENATE([.A4];[.B4];[.C4])" office:value-type="string" office:string-value="228 107" calcext:value-type="string">
            <text:p>228 1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8</text:p>
          </table:table-cell>
          <table:table-cell/>
          <table:table-cell table:formula="of:=CONCATENATE([.A5];[.B5];[.C5])" office:value-type="string" office:string-value="228 108" calcext:value-type="string">
            <text:p>228 1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9</text:p>
          </table:table-cell>
          <table:table-cell/>
          <table:table-cell table:formula="of:=CONCATENATE([.A6];[.B6];[.C6])" office:value-type="string" office:string-value="228 109" calcext:value-type="string">
            <text:p>228 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0</text:p>
          </table:table-cell>
          <table:table-cell/>
          <table:table-cell table:formula="of:=CONCATENATE([.A7];[.B7];[.C7])" office:value-type="string" office:string-value="228 110" calcext:value-type="string">
            <text:p>228 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1</text:p>
          </table:table-cell>
          <table:table-cell/>
          <table:table-cell table:formula="of:=CONCATENATE([.A8];[.B8];[.C8])" office:value-type="string" office:string-value="228 111" calcext:value-type="string">
            <text:p>228 1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2</text:p>
          </table:table-cell>
          <table:table-cell/>
          <table:table-cell table:formula="of:=CONCATENATE([.A9];[.B9];[.C9])" office:value-type="string" office:string-value="228 112" calcext:value-type="string">
            <text:p>228 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3</text:p>
          </table:table-cell>
          <table:table-cell/>
          <table:table-cell table:formula="of:=CONCATENATE([.A10];[.B10];[.C10])" office:value-type="string" office:string-value="228 113" calcext:value-type="string">
            <text:p>228 1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4</text:p>
          </table:table-cell>
          <table:table-cell/>
          <table:table-cell table:formula="of:=CONCATENATE([.A11];[.B11];[.C11])" office:value-type="string" office:string-value="228 114" calcext:value-type="string">
            <text:p>228 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5</text:p>
          </table:table-cell>
          <table:table-cell/>
          <table:table-cell table:formula="of:=CONCATENATE([.A12];[.B12];[.C12])" office:value-type="string" office:string-value="228 115" calcext:value-type="string">
            <text:p>228 1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6</text:p>
          </table:table-cell>
          <table:table-cell/>
          <table:table-cell table:formula="of:=CONCATENATE([.A13];[.B13];[.C13])" office:value-type="string" office:string-value="228 116" calcext:value-type="string">
            <text:p>228 1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7</text:p>
          </table:table-cell>
          <table:table-cell/>
          <table:table-cell table:formula="of:=CONCATENATE([.A14];[.B14];[.C14])" office:value-type="string" office:string-value="228 117" calcext:value-type="string">
            <text:p>228 1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8</text:p>
          </table:table-cell>
          <table:table-cell/>
          <table:table-cell table:formula="of:=CONCATENATE([.A15];[.B15];[.C15])" office:value-type="string" office:string-value="228 118" calcext:value-type="string">
            <text:p>228 1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9</text:p>
          </table:table-cell>
          <table:table-cell/>
          <table:table-cell table:formula="of:=CONCATENATE([.A16];[.B16];[.C16])" office:value-type="string" office:string-value="228 119" calcext:value-type="string">
            <text:p>228 1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0</text:p>
          </table:table-cell>
          <table:table-cell/>
          <table:table-cell table:formula="of:=CONCATENATE([.A17];[.B17];[.C17])" office:value-type="string" office:string-value="228 120" calcext:value-type="string">
            <text:p>228 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1</text:p>
          </table:table-cell>
          <table:table-cell/>
          <table:table-cell table:formula="of:=CONCATENATE([.A18];[.B18];[.C18])" office:value-type="string" office:string-value="228 121" calcext:value-type="string">
            <text:p>228 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2</text:p>
          </table:table-cell>
          <table:table-cell/>
          <table:table-cell table:formula="of:=CONCATENATE([.A19];[.B19];[.C19])" office:value-type="string" office:string-value="228 122" calcext:value-type="string">
            <text:p>228 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3</text:p>
          </table:table-cell>
          <table:table-cell/>
          <table:table-cell table:formula="of:=CONCATENATE([.A20];[.B20];[.C20])" office:value-type="string" office:string-value="228 123" calcext:value-type="string">
            <text:p>228 1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4</text:p>
          </table:table-cell>
          <table:table-cell/>
          <table:table-cell table:formula="of:=CONCATENATE([.A21];[.B21];[.C21])" office:value-type="string" office:string-value="228 124" calcext:value-type="string">
            <text:p>228 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5</text:p>
          </table:table-cell>
          <table:table-cell/>
          <table:table-cell table:formula="of:=CONCATENATE([.A22];[.B22];[.C22])" office:value-type="string" office:string-value="228 125" calcext:value-type="string">
            <text:p>228 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6</text:p>
          </table:table-cell>
          <table:table-cell/>
          <table:table-cell table:formula="of:=CONCATENATE([.A23];[.B23];[.C23])" office:value-type="string" office:string-value="228 126" calcext:value-type="string">
            <text:p>228 1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7</text:p>
          </table:table-cell>
          <table:table-cell/>
          <table:table-cell table:formula="of:=CONCATENATE([.A24];[.B24];[.C24])" office:value-type="string" office:string-value="228 127" calcext:value-type="string">
            <text:p>228 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8</text:p>
          </table:table-cell>
          <table:table-cell/>
          <table:table-cell table:formula="of:=CONCATENATE([.A25];[.B25];[.C25])" office:value-type="string" office:string-value="228 128" calcext:value-type="string">
            <text:p>228 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9</text:p>
          </table:table-cell>
          <table:table-cell/>
          <table:table-cell table:formula="of:=CONCATENATE([.A26];[.B26];[.C26])" office:value-type="string" office:string-value="228 129" calcext:value-type="string">
            <text:p>228 1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0</text:p>
          </table:table-cell>
          <table:table-cell/>
          <table:table-cell table:formula="of:=CONCATENATE([.A27];[.B27];[.C27])" office:value-type="string" office:string-value="228 130" calcext:value-type="string">
            <text:p>228 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1</text:p>
          </table:table-cell>
          <table:table-cell/>
          <table:table-cell table:formula="of:=CONCATENATE([.A28];[.B28];[.C28])" office:value-type="string" office:string-value="228 131" calcext:value-type="string">
            <text:p>228 1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2</text:p>
          </table:table-cell>
          <table:table-cell/>
          <table:table-cell table:formula="of:=CONCATENATE([.A29];[.B29];[.C29])" office:value-type="string" office:string-value="228 132" calcext:value-type="string">
            <text:p>228 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3</text:p>
          </table:table-cell>
          <table:table-cell/>
          <table:table-cell table:formula="of:=CONCATENATE([.A30];[.B30];[.C30])" office:value-type="string" office:string-value="228 133" calcext:value-type="string">
            <text:p>228 1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4</text:p>
          </table:table-cell>
          <table:table-cell/>
          <table:table-cell table:formula="of:=CONCATENATE([.A31];[.B31];[.C31])" office:value-type="string" office:string-value="228 134" calcext:value-type="string">
            <text:p>228 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5</text:p>
          </table:table-cell>
          <table:table-cell/>
          <table:table-cell table:formula="of:=CONCATENATE([.A32];[.B32];[.C32])" office:value-type="string" office:string-value="228 135" calcext:value-type="string">
            <text:p>228 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6</text:p>
          </table:table-cell>
          <table:table-cell/>
          <table:table-cell table:formula="of:=CONCATENATE([.A33];[.B33];[.C33])" office:value-type="string" office:string-value="228 136" calcext:value-type="string">
            <text:p>228 1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7</text:p>
          </table:table-cell>
          <table:table-cell/>
          <table:table-cell table:formula="of:=CONCATENATE([.A34];[.B34];[.C34])" office:value-type="string" office:string-value="228 137" calcext:value-type="string">
            <text:p>228 1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8</text:p>
          </table:table-cell>
          <table:table-cell/>
          <table:table-cell table:formula="of:=CONCATENATE([.A35];[.B35];[.C35])" office:value-type="string" office:string-value="228 138" calcext:value-type="string">
            <text:p>228 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9</text:p>
          </table:table-cell>
          <table:table-cell/>
          <table:table-cell table:formula="of:=CONCATENATE([.A36];[.B36];[.C36])" office:value-type="string" office:string-value="228 139" calcext:value-type="string">
            <text:p>228 1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0</text:p>
          </table:table-cell>
          <table:table-cell/>
          <table:table-cell table:formula="of:=CONCATENATE([.A37];[.B37];[.C37])" office:value-type="string" office:string-value="228 140" calcext:value-type="string">
            <text:p>228 1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1</text:p>
          </table:table-cell>
          <table:table-cell/>
          <table:table-cell table:formula="of:=CONCATENATE([.A38];[.B38];[.C38])" office:value-type="string" office:string-value="228 141" calcext:value-type="string">
            <text:p>228 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2</text:p>
          </table:table-cell>
          <table:table-cell/>
          <table:table-cell table:formula="of:=CONCATENATE([.A39];[.B39];[.C39])" office:value-type="string" office:string-value="228 142" calcext:value-type="string">
            <text:p>228 1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3</text:p>
          </table:table-cell>
          <table:table-cell/>
          <table:table-cell table:formula="of:=CONCATENATE([.A40];[.B40];[.C40])" office:value-type="string" office:string-value="228 143" calcext:value-type="string">
            <text:p>228 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4</text:p>
          </table:table-cell>
          <table:table-cell/>
          <table:table-cell table:formula="of:=CONCATENATE([.A41];[.B41];[.C41])" office:value-type="string" office:string-value="228 144" calcext:value-type="string">
            <text:p>228 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5</text:p>
          </table:table-cell>
          <table:table-cell/>
          <table:table-cell table:formula="of:=CONCATENATE([.A42];[.B42];[.C42])" office:value-type="string" office:string-value="228 145" calcext:value-type="string">
            <text:p>228 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6</text:p>
          </table:table-cell>
          <table:table-cell/>
          <table:table-cell table:formula="of:=CONCATENATE([.A43];[.B43];[.C43])" office:value-type="string" office:string-value="228 146" calcext:value-type="string">
            <text:p>228 1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7</text:p>
          </table:table-cell>
          <table:table-cell/>
          <table:table-cell table:formula="of:=CONCATENATE([.A44];[.B44];[.C44])" office:value-type="string" office:string-value="228 147" calcext:value-type="string">
            <text:p>228 1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8</text:p>
          </table:table-cell>
          <table:table-cell/>
          <table:table-cell table:formula="of:=CONCATENATE([.A45];[.B45];[.C45])" office:value-type="string" office:string-value="228 148" calcext:value-type="string">
            <text:p>228 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9</text:p>
          </table:table-cell>
          <table:table-cell/>
          <table:table-cell table:formula="of:=CONCATENATE([.A46];[.B46];[.C46])" office:value-type="string" office:string-value="228 149" calcext:value-type="string">
            <text:p>228 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0</text:p>
          </table:table-cell>
          <table:table-cell/>
          <table:table-cell table:formula="of:=CONCATENATE([.A47];[.B47];[.C47])" office:value-type="string" office:string-value="228 150" calcext:value-type="string">
            <text:p>228 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1</text:p>
          </table:table-cell>
          <table:table-cell/>
          <table:table-cell table:formula="of:=CONCATENATE([.A48];[.B48];[.C48])" office:value-type="string" office:string-value="228 151" calcext:value-type="string">
            <text:p>228 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2</text:p>
          </table:table-cell>
          <table:table-cell/>
          <table:table-cell table:formula="of:=CONCATENATE([.A49];[.B49];[.C49])" office:value-type="string" office:string-value="228 152" calcext:value-type="string">
            <text:p>228 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3</text:p>
          </table:table-cell>
          <table:table-cell/>
          <table:table-cell table:formula="of:=CONCATENATE([.A50];[.B50];[.C50])" office:value-type="string" office:string-value="228 153" calcext:value-type="string">
            <text:p>228 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4</text:p>
          </table:table-cell>
          <table:table-cell/>
          <table:table-cell table:formula="of:=CONCATENATE([.A51];[.B51];[.C51])" office:value-type="string" office:string-value="228 154" calcext:value-type="string">
            <text:p>228 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5</text:p>
          </table:table-cell>
          <table:table-cell/>
          <table:table-cell table:formula="of:=CONCATENATE([.A52];[.B52];[.C52])" office:value-type="string" office:string-value="228 155" calcext:value-type="string">
            <text:p>228 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6</text:p>
          </table:table-cell>
          <table:table-cell/>
          <table:table-cell table:formula="of:=CONCATENATE([.A53];[.B53];[.C53])" office:value-type="string" office:string-value="228 156" calcext:value-type="string">
            <text:p>228 1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7</text:p>
          </table:table-cell>
          <table:table-cell/>
          <table:table-cell table:formula="of:=CONCATENATE([.A54];[.B54];[.C54])" office:value-type="string" office:string-value="228 157" calcext:value-type="string">
            <text:p>228 1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8</text:p>
          </table:table-cell>
          <table:table-cell/>
          <table:table-cell table:formula="of:=CONCATENATE([.A55];[.B55];[.C55])" office:value-type="string" office:string-value="228 158" calcext:value-type="string">
            <text:p>228 1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9</text:p>
          </table:table-cell>
          <table:table-cell/>
          <table:table-cell table:formula="of:=CONCATENATE([.A56];[.B56];[.C56])" office:value-type="string" office:string-value="228 159" calcext:value-type="string">
            <text:p>228 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0</text:p>
          </table:table-cell>
          <table:table-cell/>
          <table:table-cell table:formula="of:=CONCATENATE([.A57];[.B57];[.C57])" office:value-type="string" office:string-value="228 160" calcext:value-type="string">
            <text:p>228 1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1</text:p>
          </table:table-cell>
          <table:table-cell/>
          <table:table-cell table:formula="of:=CONCATENATE([.A58];[.B58];[.C58])" office:value-type="string" office:string-value="228 161" calcext:value-type="string">
            <text:p>228 1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2</text:p>
          </table:table-cell>
          <table:table-cell/>
          <table:table-cell table:formula="of:=CONCATENATE([.A59];[.B59];[.C59])" office:value-type="string" office:string-value="228 162" calcext:value-type="string">
            <text:p>228 1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3</text:p>
          </table:table-cell>
          <table:table-cell/>
          <table:table-cell table:formula="of:=CONCATENATE([.A60];[.B60];[.C60])" office:value-type="string" office:string-value="228 163" calcext:value-type="string">
            <text:p>228 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4</text:p>
          </table:table-cell>
          <table:table-cell/>
          <table:table-cell table:formula="of:=CONCATENATE([.A61];[.B61];[.C61])" office:value-type="string" office:string-value="228 164" calcext:value-type="string">
            <text:p>228 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5</text:p>
          </table:table-cell>
          <table:table-cell/>
          <table:table-cell table:formula="of:=CONCATENATE([.A62];[.B62];[.C62])" office:value-type="string" office:string-value="228 165" calcext:value-type="string">
            <text:p>228 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6</text:p>
          </table:table-cell>
          <table:table-cell/>
          <table:table-cell table:formula="of:=CONCATENATE([.A63];[.B63];[.C63])" office:value-type="string" office:string-value="228 166" calcext:value-type="string">
            <text:p>228 1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7</text:p>
          </table:table-cell>
          <table:table-cell/>
          <table:table-cell table:formula="of:=CONCATENATE([.A64];[.B64];[.C64])" office:value-type="string" office:string-value="228 167" calcext:value-type="string">
            <text:p>228 1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8</text:p>
          </table:table-cell>
          <table:table-cell/>
          <table:table-cell table:formula="of:=CONCATENATE([.A65];[.B65];[.C65])" office:value-type="string" office:string-value="228 168" calcext:value-type="string">
            <text:p>228 1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9</text:p>
          </table:table-cell>
          <table:table-cell/>
          <table:table-cell table:formula="of:=CONCATENATE([.A66];[.B66];[.C66])" office:value-type="string" office:string-value="228 169" calcext:value-type="string">
            <text:p>228 1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0</text:p>
          </table:table-cell>
          <table:table-cell/>
          <table:table-cell table:formula="of:=CONCATENATE([.A67];[.B67];[.C67])" office:value-type="string" office:string-value="228 170" calcext:value-type="string">
            <text:p>228 1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1</text:p>
          </table:table-cell>
          <table:table-cell/>
          <table:table-cell table:formula="of:=CONCATENATE([.A68];[.B68];[.C68])" office:value-type="string" office:string-value="228 171" calcext:value-type="string">
            <text:p>228 1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2</text:p>
          </table:table-cell>
          <table:table-cell/>
          <table:table-cell table:formula="of:=CONCATENATE([.A69];[.B69];[.C69])" office:value-type="string" office:string-value="228 172" calcext:value-type="string">
            <text:p>228 1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3</text:p>
          </table:table-cell>
          <table:table-cell/>
          <table:table-cell table:formula="of:=CONCATENATE([.A70];[.B70];[.C70])" office:value-type="string" office:string-value="228 173" calcext:value-type="string">
            <text:p>228 1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4</text:p>
          </table:table-cell>
          <table:table-cell/>
          <table:table-cell table:formula="of:=CONCATENATE([.A71];[.B71];[.C71])" office:value-type="string" office:string-value="228 174" calcext:value-type="string">
            <text:p>228 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5</text:p>
          </table:table-cell>
          <table:table-cell/>
          <table:table-cell table:formula="of:=CONCATENATE([.A72];[.B72];[.C72])" office:value-type="string" office:string-value="228 175" calcext:value-type="string">
            <text:p>228 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6</text:p>
          </table:table-cell>
          <table:table-cell/>
          <table:table-cell table:formula="of:=CONCATENATE([.A73];[.B73];[.C73])" office:value-type="string" office:string-value="228 176" calcext:value-type="string">
            <text:p>228 1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7</text:p>
          </table:table-cell>
          <table:table-cell/>
          <table:table-cell table:formula="of:=CONCATENATE([.A74];[.B74];[.C74])" office:value-type="string" office:string-value="228 177" calcext:value-type="string">
            <text:p>228 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8</text:p>
          </table:table-cell>
          <table:table-cell/>
          <table:table-cell table:formula="of:=CONCATENATE([.A75];[.B75];[.C75])" office:value-type="string" office:string-value="228 178" calcext:value-type="string">
            <text:p>228 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9</text:p>
          </table:table-cell>
          <table:table-cell/>
          <table:table-cell table:formula="of:=CONCATENATE([.A76];[.B76];[.C76])" office:value-type="string" office:string-value="228 179" calcext:value-type="string">
            <text:p>228 1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0</text:p>
          </table:table-cell>
          <table:table-cell/>
          <table:table-cell table:formula="of:=CONCATENATE([.A77];[.B77];[.C77])" office:value-type="string" office:string-value="228 180" calcext:value-type="string">
            <text:p>228 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1</text:p>
          </table:table-cell>
          <table:table-cell/>
          <table:table-cell table:formula="of:=CONCATENATE([.A78];[.B78];[.C78])" office:value-type="string" office:string-value="228 181" calcext:value-type="string">
            <text:p>228 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2</text:p>
          </table:table-cell>
          <table:table-cell/>
          <table:table-cell table:formula="of:=CONCATENATE([.A79];[.B79];[.C79])" office:value-type="string" office:string-value="228 182" calcext:value-type="string">
            <text:p>228 182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3</text:p>
          </table:table-cell>
          <table:table-cell/>
          <table:table-cell table:formula="of:=CONCATENATE([.A81];[.B81];[.C81])" office:value-type="string" office:string-value="228 203" calcext:value-type="string">
            <text:p>228 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4</text:p>
          </table:table-cell>
          <table:table-cell/>
          <table:table-cell table:formula="of:=CONCATENATE([.A82];[.B82];[.C82])" office:value-type="string" office:string-value="228 204" calcext:value-type="string">
            <text:p>228 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5</text:p>
          </table:table-cell>
          <table:table-cell/>
          <table:table-cell table:formula="of:=CONCATENATE([.A83];[.B83];[.C83])" office:value-type="string" office:string-value="228 205" calcext:value-type="string">
            <text:p>228 2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6</text:p>
          </table:table-cell>
          <table:table-cell/>
          <table:table-cell table:formula="of:=CONCATENATE([.A84];[.B84];[.C84])" office:value-type="string" office:string-value="228 206" calcext:value-type="string">
            <text:p>228 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7</text:p>
          </table:table-cell>
          <table:table-cell/>
          <table:table-cell table:formula="of:=CONCATENATE([.A85];[.B85];[.C85])" office:value-type="string" office:string-value="228 207" calcext:value-type="string">
            <text:p>228 2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8</text:p>
          </table:table-cell>
          <table:table-cell/>
          <table:table-cell table:formula="of:=CONCATENATE([.A86];[.B86];[.C86])" office:value-type="string" office:string-value="228 208" calcext:value-type="string">
            <text:p>228 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9</text:p>
          </table:table-cell>
          <table:table-cell/>
          <table:table-cell table:formula="of:=CONCATENATE([.A87];[.B87];[.C87])" office:value-type="string" office:string-value="228 209" calcext:value-type="string">
            <text:p>228 2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0</text:p>
          </table:table-cell>
          <table:table-cell/>
          <table:table-cell table:formula="of:=CONCATENATE([.A88];[.B88];[.C88])" office:value-type="string" office:string-value="228 210" calcext:value-type="string">
            <text:p>228 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1</text:p>
          </table:table-cell>
          <table:table-cell/>
          <table:table-cell table:formula="of:=CONCATENATE([.A89];[.B89];[.C89])" office:value-type="string" office:string-value="228 211" calcext:value-type="string">
            <text:p>228 2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2</text:p>
          </table:table-cell>
          <table:table-cell/>
          <table:table-cell table:formula="of:=CONCATENATE([.A90];[.B90];[.C90])" office:value-type="string" office:string-value="228 212" calcext:value-type="string">
            <text:p>228 2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3</text:p>
          </table:table-cell>
          <table:table-cell/>
          <table:table-cell table:formula="of:=CONCATENATE([.A91];[.B91];[.C91])" office:value-type="string" office:string-value="228 213" calcext:value-type="string">
            <text:p>228 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4</text:p>
          </table:table-cell>
          <table:table-cell/>
          <table:table-cell table:formula="of:=CONCATENATE([.A92];[.B92];[.C92])" office:value-type="string" office:string-value="228 214" calcext:value-type="string">
            <text:p>228 2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5</text:p>
          </table:table-cell>
          <table:table-cell/>
          <table:table-cell table:formula="of:=CONCATENATE([.A93];[.B93];[.C93])" office:value-type="string" office:string-value="228 215" calcext:value-type="string">
            <text:p>228 2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6</text:p>
          </table:table-cell>
          <table:table-cell/>
          <table:table-cell table:formula="of:=CONCATENATE([.A94];[.B94];[.C94])" office:value-type="string" office:string-value="228 216" calcext:value-type="string">
            <text:p>228 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7</text:p>
          </table:table-cell>
          <table:table-cell/>
          <table:table-cell table:formula="of:=CONCATENATE([.A95];[.B95];[.C95])" office:value-type="string" office:string-value="228 217" calcext:value-type="string">
            <text:p>228 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8</text:p>
          </table:table-cell>
          <table:table-cell/>
          <table:table-cell table:formula="of:=CONCATENATE([.A96];[.B96];[.C96])" office:value-type="string" office:string-value="228 218" calcext:value-type="string">
            <text:p>228 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9</text:p>
          </table:table-cell>
          <table:table-cell/>
          <table:table-cell table:formula="of:=CONCATENATE([.A97];[.B97];[.C97])" office:value-type="string" office:string-value="228 219" calcext:value-type="string">
            <text:p>228 2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0</text:p>
          </table:table-cell>
          <table:table-cell/>
          <table:table-cell table:formula="of:=CONCATENATE([.A98];[.B98];[.C98])" office:value-type="string" office:string-value="228 220" calcext:value-type="string">
            <text:p>228 2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1</text:p>
          </table:table-cell>
          <table:table-cell/>
          <table:table-cell table:formula="of:=CONCATENATE([.A99];[.B99];[.C99])" office:value-type="string" office:string-value="228 221" calcext:value-type="string">
            <text:p>228 2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2</text:p>
          </table:table-cell>
          <table:table-cell/>
          <table:table-cell table:formula="of:=CONCATENATE([.A100];[.B100];[.C100])" office:value-type="string" office:string-value="228 222" calcext:value-type="string">
            <text:p>228 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3</text:p>
          </table:table-cell>
          <table:table-cell/>
          <table:table-cell table:formula="of:=CONCATENATE([.A101];[.B101];[.C101])" office:value-type="string" office:string-value="228 223" calcext:value-type="string">
            <text:p>228 2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4</text:p>
          </table:table-cell>
          <table:table-cell/>
          <table:table-cell table:formula="of:=CONCATENATE([.A102];[.B102];[.C102])" office:value-type="string" office:string-value="228 224" calcext:value-type="string">
            <text:p>228 2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5</text:p>
          </table:table-cell>
          <table:table-cell/>
          <table:table-cell table:formula="of:=CONCATENATE([.A103];[.B103];[.C103])" office:value-type="string" office:string-value="228 225" calcext:value-type="string">
            <text:p>228 2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6</text:p>
          </table:table-cell>
          <table:table-cell/>
          <table:table-cell table:formula="of:=CONCATENATE([.A104];[.B104];[.C104])" office:value-type="string" office:string-value="228 226" calcext:value-type="string">
            <text:p>228 2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7</text:p>
          </table:table-cell>
          <table:table-cell/>
          <table:table-cell table:formula="of:=CONCATENATE([.A105];[.B105];[.C105])" office:value-type="string" office:string-value="228 227" calcext:value-type="string">
            <text:p>228 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8</text:p>
          </table:table-cell>
          <table:table-cell/>
          <table:table-cell table:formula="of:=CONCATENATE([.A106];[.B106];[.C106])" office:value-type="string" office:string-value="228 228" calcext:value-type="string">
            <text:p>228 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9</text:p>
          </table:table-cell>
          <table:table-cell/>
          <table:table-cell table:formula="of:=CONCATENATE([.A107];[.B107];[.C107])" office:value-type="string" office:string-value="228 229" calcext:value-type="string">
            <text:p>228 2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0</text:p>
          </table:table-cell>
          <table:table-cell/>
          <table:table-cell table:formula="of:=CONCATENATE([.A108];[.B108];[.C108])" office:value-type="string" office:string-value="228 230" calcext:value-type="string">
            <text:p>228 2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1</text:p>
          </table:table-cell>
          <table:table-cell/>
          <table:table-cell table:formula="of:=CONCATENATE([.A109];[.B109];[.C109])" office:value-type="string" office:string-value="228 231" calcext:value-type="string">
            <text:p>228 2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2</text:p>
          </table:table-cell>
          <table:table-cell/>
          <table:table-cell table:formula="of:=CONCATENATE([.A110];[.B110];[.C110])" office:value-type="string" office:string-value="228 232" calcext:value-type="string">
            <text:p>228 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3</text:p>
          </table:table-cell>
          <table:table-cell/>
          <table:table-cell table:formula="of:=CONCATENATE([.A111];[.B111];[.C111])" office:value-type="string" office:string-value="228 233" calcext:value-type="string">
            <text:p>228 2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4</text:p>
          </table:table-cell>
          <table:table-cell/>
          <table:table-cell table:formula="of:=CONCATENATE([.A112];[.B112];[.C112])" office:value-type="string" office:string-value="228 234" calcext:value-type="string">
            <text:p>228 2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5</text:p>
          </table:table-cell>
          <table:table-cell/>
          <table:table-cell table:formula="of:=CONCATENATE([.A113];[.B113];[.C113])" office:value-type="string" office:string-value="228 235" calcext:value-type="string">
            <text:p>228 2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6</text:p>
          </table:table-cell>
          <table:table-cell/>
          <table:table-cell table:formula="of:=CONCATENATE([.A114];[.B114];[.C114])" office:value-type="string" office:string-value="228 236" calcext:value-type="string">
            <text:p>228 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7</text:p>
          </table:table-cell>
          <table:table-cell/>
          <table:table-cell table:formula="of:=CONCATENATE([.A115];[.B115];[.C115])" office:value-type="string" office:string-value="228 237" calcext:value-type="string">
            <text:p>228 2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8</text:p>
          </table:table-cell>
          <table:table-cell/>
          <table:table-cell table:formula="of:=CONCATENATE([.A116];[.B116];[.C116])" office:value-type="string" office:string-value="228 238" calcext:value-type="string">
            <text:p>228 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9</text:p>
          </table:table-cell>
          <table:table-cell/>
          <table:table-cell table:formula="of:=CONCATENATE([.A117];[.B117];[.C117])" office:value-type="string" office:string-value="228 239" calcext:value-type="string">
            <text:p>228 2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0</text:p>
          </table:table-cell>
          <table:table-cell/>
          <table:table-cell table:formula="of:=CONCATENATE([.A118];[.B118];[.C118])" office:value-type="string" office:string-value="228 240" calcext:value-type="string">
            <text:p>228 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1</text:p>
          </table:table-cell>
          <table:table-cell/>
          <table:table-cell table:formula="of:=CONCATENATE([.A119];[.B119];[.C119])" office:value-type="string" office:string-value="228 241" calcext:value-type="string">
            <text:p>228 2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2</text:p>
          </table:table-cell>
          <table:table-cell/>
          <table:table-cell table:formula="of:=CONCATENATE([.A120];[.B120];[.C120])" office:value-type="string" office:string-value="228 242" calcext:value-type="string">
            <text:p>228 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3</text:p>
          </table:table-cell>
          <table:table-cell/>
          <table:table-cell table:formula="of:=CONCATENATE([.A121];[.B121];[.C121])" office:value-type="string" office:string-value="228 243" calcext:value-type="string">
            <text:p>228 2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4</text:p>
          </table:table-cell>
          <table:table-cell/>
          <table:table-cell table:formula="of:=CONCATENATE([.A122];[.B122];[.C122])" office:value-type="string" office:string-value="228 244" calcext:value-type="string">
            <text:p>228 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5</text:p>
          </table:table-cell>
          <table:table-cell/>
          <table:table-cell table:formula="of:=CONCATENATE([.A123];[.B123];[.C123])" office:value-type="string" office:string-value="228 245" calcext:value-type="string">
            <text:p>228 2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6</text:p>
          </table:table-cell>
          <table:table-cell/>
          <table:table-cell table:formula="of:=CONCATENATE([.A124];[.B124];[.C124])" office:value-type="string" office:string-value="228 246" calcext:value-type="string">
            <text:p>228 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7</text:p>
          </table:table-cell>
          <table:table-cell/>
          <table:table-cell table:formula="of:=CONCATENATE([.A125];[.B125];[.C125])" office:value-type="string" office:string-value="228 247" calcext:value-type="string">
            <text:p>228 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8</text:p>
          </table:table-cell>
          <table:table-cell/>
          <table:table-cell table:formula="of:=CONCATENATE([.A126];[.B126];[.C126])" office:value-type="string" office:string-value="228 248" calcext:value-type="string">
            <text:p>228 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9</text:p>
          </table:table-cell>
          <table:table-cell/>
          <table:table-cell table:formula="of:=CONCATENATE([.A127];[.B127];[.C127])" office:value-type="string" office:string-value="228 249" calcext:value-type="string">
            <text:p>228 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0</text:p>
          </table:table-cell>
          <table:table-cell/>
          <table:table-cell table:formula="of:=CONCATENATE([.A128];[.B128];[.C128])" office:value-type="string" office:string-value="228 250" calcext:value-type="string">
            <text:p>228 2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1</text:p>
          </table:table-cell>
          <table:table-cell/>
          <table:table-cell table:formula="of:=CONCATENATE([.A129];[.B129];[.C129])" office:value-type="string" office:string-value="228 251" calcext:value-type="string">
            <text:p>228 2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2</text:p>
          </table:table-cell>
          <table:table-cell/>
          <table:table-cell table:formula="of:=CONCATENATE([.A130];[.B130];[.C130])" office:value-type="string" office:string-value="228 252" calcext:value-type="string">
            <text:p>228 2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3</text:p>
          </table:table-cell>
          <table:table-cell/>
          <table:table-cell table:formula="of:=CONCATENATE([.A131];[.B131];[.C131])" office:value-type="string" office:string-value="228 253" calcext:value-type="string">
            <text:p>228 2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4</text:p>
          </table:table-cell>
          <table:table-cell/>
          <table:table-cell table:formula="of:=CONCATENATE([.A132];[.B132];[.C132])" office:value-type="string" office:string-value="228 254" calcext:value-type="string">
            <text:p>228 2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5</text:p>
          </table:table-cell>
          <table:table-cell/>
          <table:table-cell table:formula="of:=CONCATENATE([.A133];[.B133];[.C133])" office:value-type="string" office:string-value="228 255" calcext:value-type="string">
            <text:p>228 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6</text:p>
          </table:table-cell>
          <table:table-cell/>
          <table:table-cell table:formula="of:=CONCATENATE([.A134];[.B134];[.C134])" office:value-type="string" office:string-value="228 256" calcext:value-type="string">
            <text:p>228 2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7</text:p>
          </table:table-cell>
          <table:table-cell/>
          <table:table-cell table:formula="of:=CONCATENATE([.A135];[.B135];[.C135])" office:value-type="string" office:string-value="228 257" calcext:value-type="string">
            <text:p>228 2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8</text:p>
          </table:table-cell>
          <table:table-cell/>
          <table:table-cell table:formula="of:=CONCATENATE([.A136];[.B136];[.C136])" office:value-type="string" office:string-value="228 258" calcext:value-type="string">
            <text:p>228 2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9</text:p>
          </table:table-cell>
          <table:table-cell/>
          <table:table-cell table:formula="of:=CONCATENATE([.A137];[.B137];[.C137])" office:value-type="string" office:string-value="228 259" calcext:value-type="string">
            <text:p>228 2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0</text:p>
          </table:table-cell>
          <table:table-cell/>
          <table:table-cell table:formula="of:=CONCATENATE([.A138];[.B138];[.C138])" office:value-type="string" office:string-value="228 260" calcext:value-type="string">
            <text:p>228 2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1</text:p>
          </table:table-cell>
          <table:table-cell/>
          <table:table-cell table:formula="of:=CONCATENATE([.A139];[.B139];[.C139])" office:value-type="string" office:string-value="228 261" calcext:value-type="string">
            <text:p>228 2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2</text:p>
          </table:table-cell>
          <table:table-cell/>
          <table:table-cell table:formula="of:=CONCATENATE([.A140];[.B140];[.C140])" office:value-type="string" office:string-value="228 262" calcext:value-type="string">
            <text:p>228 2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3</text:p>
          </table:table-cell>
          <table:table-cell/>
          <table:table-cell table:formula="of:=CONCATENATE([.A141];[.B141];[.C141])" office:value-type="string" office:string-value="228 263" calcext:value-type="string">
            <text:p>228 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4</text:p>
          </table:table-cell>
          <table:table-cell/>
          <table:table-cell table:formula="of:=CONCATENATE([.A142];[.B142];[.C142])" office:value-type="string" office:string-value="228 264" calcext:value-type="string">
            <text:p>228 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5</text:p>
          </table:table-cell>
          <table:table-cell/>
          <table:table-cell table:formula="of:=CONCATENATE([.A143];[.B143];[.C143])" office:value-type="string" office:string-value="228 265" calcext:value-type="string">
            <text:p>228 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6</text:p>
          </table:table-cell>
          <table:table-cell/>
          <table:table-cell table:formula="of:=CONCATENATE([.A144];[.B144];[.C144])" office:value-type="string" office:string-value="228 266" calcext:value-type="string">
            <text:p>228 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7</text:p>
          </table:table-cell>
          <table:table-cell/>
          <table:table-cell table:formula="of:=CONCATENATE([.A145];[.B145];[.C145])" office:value-type="string" office:string-value="228 267" calcext:value-type="string">
            <text:p>228 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8</text:p>
          </table:table-cell>
          <table:table-cell/>
          <table:table-cell table:formula="of:=CONCATENATE([.A146];[.B146];[.C146])" office:value-type="string" office:string-value="228 268" calcext:value-type="string">
            <text:p>228 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9</text:p>
          </table:table-cell>
          <table:table-cell/>
          <table:table-cell table:formula="of:=CONCATENATE([.A147];[.B147];[.C147])" office:value-type="string" office:string-value="228 269" calcext:value-type="string">
            <text:p>228 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0</text:p>
          </table:table-cell>
          <table:table-cell/>
          <table:table-cell table:formula="of:=CONCATENATE([.A148];[.B148];[.C148])" office:value-type="string" office:string-value="228 270" calcext:value-type="string">
            <text:p>228 2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1</text:p>
          </table:table-cell>
          <table:table-cell/>
          <table:table-cell table:formula="of:=CONCATENATE([.A149];[.B149];[.C149])" office:value-type="string" office:string-value="228 271" calcext:value-type="string">
            <text:p>228 2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2</text:p>
          </table:table-cell>
          <table:table-cell/>
          <table:table-cell table:formula="of:=CONCATENATE([.A150];[.B150];[.C150])" office:value-type="string" office:string-value="228 272" calcext:value-type="string">
            <text:p>228 2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3</text:p>
          </table:table-cell>
          <table:table-cell/>
          <table:table-cell table:formula="of:=CONCATENATE([.A151];[.B151];[.C151])" office:value-type="string" office:string-value="228 273" calcext:value-type="string">
            <text:p>228 2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4</text:p>
          </table:table-cell>
          <table:table-cell/>
          <table:table-cell table:formula="of:=CONCATENATE([.A152];[.B152];[.C152])" office:value-type="string" office:string-value="228 274" calcext:value-type="string">
            <text:p>228 2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5</text:p>
          </table:table-cell>
          <table:table-cell/>
          <table:table-cell table:formula="of:=CONCATENATE([.A153];[.B153];[.C153])" office:value-type="string" office:string-value="228 275" calcext:value-type="string">
            <text:p>228 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6</text:p>
          </table:table-cell>
          <table:table-cell/>
          <table:table-cell table:formula="of:=CONCATENATE([.A154];[.B154];[.C154])" office:value-type="string" office:string-value="228 276" calcext:value-type="string">
            <text:p>228 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7</text:p>
          </table:table-cell>
          <table:table-cell/>
          <table:table-cell table:formula="of:=CONCATENATE([.A155];[.B155];[.C155])" office:value-type="string" office:string-value="228 277" calcext:value-type="string">
            <text:p>228 2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8</text:p>
          </table:table-cell>
          <table:table-cell/>
          <table:table-cell table:formula="of:=CONCATENATE([.A156];[.B156];[.C156])" office:value-type="string" office:string-value="228 278" calcext:value-type="string">
            <text:p>228 2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9</text:p>
          </table:table-cell>
          <table:table-cell/>
          <table:table-cell table:formula="of:=CONCATENATE([.A157];[.B157];[.C157])" office:value-type="string" office:string-value="228 279" calcext:value-type="string">
            <text:p>228 2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0</text:p>
          </table:table-cell>
          <table:table-cell/>
          <table:table-cell table:formula="of:=CONCATENATE([.A158];[.B158];[.C158])" office:value-type="string" office:string-value="228 280" calcext:value-type="string">
            <text:p>228 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1</text:p>
          </table:table-cell>
          <table:table-cell/>
          <table:table-cell table:formula="of:=CONCATENATE([.A159];[.B159];[.C159])" office:value-type="string" office:string-value="228 281" calcext:value-type="string">
            <text:p>228 2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2</text:p>
          </table:table-cell>
          <table:table-cell/>
          <table:table-cell table:formula="of:=CONCATENATE([.A160];[.B160];[.C160])" office:value-type="string" office:string-value="228 282" calcext:value-type="string">
            <text:p>228 2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3</text:p>
          </table:table-cell>
          <table:table-cell/>
          <table:table-cell table:formula="of:=CONCATENATE([.A161];[.B161];[.C161])" office:value-type="string" office:string-value="228 283" calcext:value-type="string">
            <text:p>228 2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4</text:p>
          </table:table-cell>
          <table:table-cell/>
          <table:table-cell table:formula="of:=CONCATENATE([.A162];[.B162];[.C162])" office:value-type="string" office:string-value="228 284" calcext:value-type="string">
            <text:p>228 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5</text:p>
          </table:table-cell>
          <table:table-cell/>
          <table:table-cell table:formula="of:=CONCATENATE([.A163];[.B163];[.C163])" office:value-type="string" office:string-value="228 285" calcext:value-type="string">
            <text:p>228 2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6</text:p>
          </table:table-cell>
          <table:table-cell/>
          <table:table-cell table:formula="of:=CONCATENATE([.A164];[.B164];[.C164])" office:value-type="string" office:string-value="228 286" calcext:value-type="string">
            <text:p>228 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7</text:p>
          </table:table-cell>
          <table:table-cell/>
          <table:table-cell table:formula="of:=CONCATENATE([.A165];[.B165];[.C165])" office:value-type="string" office:string-value="228 287" calcext:value-type="string">
            <text:p>228 2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8</text:p>
          </table:table-cell>
          <table:table-cell/>
          <table:table-cell table:formula="of:=CONCATENATE([.A166];[.B166];[.C166])" office:value-type="string" office:string-value="228 288" calcext:value-type="string">
            <text:p>228 2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9</text:p>
          </table:table-cell>
          <table:table-cell/>
          <table:table-cell table:formula="of:=CONCATENATE([.A167];[.B167];[.C167])" office:value-type="string" office:string-value="228 289" calcext:value-type="string">
            <text:p>228 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0</text:p>
          </table:table-cell>
          <table:table-cell/>
          <table:table-cell table:formula="of:=CONCATENATE([.A168];[.B168];[.C168])" office:value-type="string" office:string-value="228 290" calcext:value-type="string">
            <text:p>228 2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1</text:p>
          </table:table-cell>
          <table:table-cell/>
          <table:table-cell table:formula="of:=CONCATENATE([.A169];[.B169];[.C169])" office:value-type="string" office:string-value="228 291" calcext:value-type="string">
            <text:p>228 2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2</text:p>
          </table:table-cell>
          <table:table-cell/>
          <table:table-cell table:formula="of:=CONCATENATE([.A170];[.B170];[.C170])" office:value-type="string" office:string-value="228 292" calcext:value-type="string">
            <text:p>228 2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3</text:p>
          </table:table-cell>
          <table:table-cell/>
          <table:table-cell table:formula="of:=CONCATENATE([.A171];[.B171];[.C171])" office:value-type="string" office:string-value="228 293" calcext:value-type="string">
            <text:p>228 2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4</text:p>
          </table:table-cell>
          <table:table-cell/>
          <table:table-cell table:formula="of:=CONCATENATE([.A172];[.B172];[.C172])" office:value-type="string" office:string-value="228 294" calcext:value-type="string">
            <text:p>228 2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5</text:p>
          </table:table-cell>
          <table:table-cell/>
          <table:table-cell table:formula="of:=CONCATENATE([.A173];[.B173];[.C173])" office:value-type="string" office:string-value="228 295" calcext:value-type="string">
            <text:p>228 2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6</text:p>
          </table:table-cell>
          <table:table-cell/>
          <table:table-cell table:formula="of:=CONCATENATE([.A174];[.B174];[.C174])" office:value-type="string" office:string-value="228 296" calcext:value-type="string">
            <text:p>228 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7</text:p>
          </table:table-cell>
          <table:table-cell/>
          <table:table-cell table:formula="of:=CONCATENATE([.A175];[.B175];[.C175])" office:value-type="string" office:string-value="228 297" calcext:value-type="string">
            <text:p>228 2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8</text:p>
          </table:table-cell>
          <table:table-cell/>
          <table:table-cell table:formula="of:=CONCATENATE([.A176];[.B176];[.C176])" office:value-type="string" office:string-value="228 298" calcext:value-type="string">
            <text:p>228 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9</text:p>
          </table:table-cell>
          <table:table-cell/>
          <table:table-cell table:formula="of:=CONCATENATE([.A177];[.B177];[.C177])" office:value-type="string" office:string-value="228 299" calcext:value-type="string">
            <text:p>228 2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0</text:p>
          </table:table-cell>
          <table:table-cell/>
          <table:table-cell table:formula="of:=CONCATENATE([.A178];[.B178];[.C178])" office:value-type="string" office:string-value="228 300" calcext:value-type="string">
            <text:p>228 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1</text:p>
          </table:table-cell>
          <table:table-cell/>
          <table:table-cell table:formula="of:=CONCATENATE([.A179];[.B179];[.C179])" office:value-type="string" office:string-value="228 301" calcext:value-type="string">
            <text:p>228 3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2</text:p>
          </table:table-cell>
          <table:table-cell/>
          <table:table-cell table:formula="of:=CONCATENATE([.A180];[.B180];[.C180])" office:value-type="string" office:string-value="228 302" calcext:value-type="string">
            <text:p>228 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3</text:p>
          </table:table-cell>
          <table:table-cell/>
          <table:table-cell table:formula="of:=CONCATENATE([.A181];[.B181];[.C181])" office:value-type="string" office:string-value="228 303" calcext:value-type="string">
            <text:p>228 3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4</text:p>
          </table:table-cell>
          <table:table-cell/>
          <table:table-cell table:formula="of:=CONCATENATE([.A182];[.B182];[.C182])" office:value-type="string" office:string-value="228 304" calcext:value-type="string">
            <text:p>228 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5</text:p>
          </table:table-cell>
          <table:table-cell/>
          <table:table-cell table:formula="of:=CONCATENATE([.A183];[.B183];[.C183])" office:value-type="string" office:string-value="228 305" calcext:value-type="string">
            <text:p>228 3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6</text:p>
          </table:table-cell>
          <table:table-cell/>
          <table:table-cell table:formula="of:=CONCATENATE([.A184];[.B184];[.C184])" office:value-type="string" office:string-value="228 306" calcext:value-type="string">
            <text:p>228 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7</text:p>
          </table:table-cell>
          <table:table-cell/>
          <table:table-cell table:formula="of:=CONCATENATE([.A185];[.B185];[.C185])" office:value-type="string" office:string-value="228 307" calcext:value-type="string">
            <text:p>228 3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8</text:p>
          </table:table-cell>
          <table:table-cell/>
          <table:table-cell table:formula="of:=CONCATENATE([.A186];[.B186];[.C186])" office:value-type="string" office:string-value="228 308" calcext:value-type="string">
            <text:p>228 3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9</text:p>
          </table:table-cell>
          <table:table-cell/>
          <table:table-cell table:formula="of:=CONCATENATE([.A187];[.B187];[.C187])" office:value-type="string" office:string-value="228 309" calcext:value-type="string">
            <text:p>228 3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0</text:p>
          </table:table-cell>
          <table:table-cell/>
          <table:table-cell table:formula="of:=CONCATENATE([.A188];[.B188];[.C188])" office:value-type="string" office:string-value="228 310" calcext:value-type="string">
            <text:p>228 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1</text:p>
          </table:table-cell>
          <table:table-cell/>
          <table:table-cell table:formula="of:=CONCATENATE([.A189];[.B189];[.C189])" office:value-type="string" office:string-value="228 311" calcext:value-type="string">
            <text:p>228 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2</text:p>
          </table:table-cell>
          <table:table-cell/>
          <table:table-cell table:formula="of:=CONCATENATE([.A190];[.B190];[.C190])" office:value-type="string" office:string-value="228 312" calcext:value-type="string">
            <text:p>228 3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3</text:p>
          </table:table-cell>
          <table:table-cell/>
          <table:table-cell table:formula="of:=CONCATENATE([.A191];[.B191];[.C191])" office:value-type="string" office:string-value="228 313" calcext:value-type="string">
            <text:p>228 3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4</text:p>
          </table:table-cell>
          <table:table-cell/>
          <table:table-cell table:formula="of:=CONCATENATE([.A192];[.B192];[.C192])" office:value-type="string" office:string-value="228 314" calcext:value-type="string">
            <text:p>228 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5</text:p>
          </table:table-cell>
          <table:table-cell/>
          <table:table-cell table:formula="of:=CONCATENATE([.A193];[.B193];[.C193])" office:value-type="string" office:string-value="228 315" calcext:value-type="string">
            <text:p>228 3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6</text:p>
          </table:table-cell>
          <table:table-cell/>
          <table:table-cell table:formula="of:=CONCATENATE([.A194];[.B194];[.C194])" office:value-type="string" office:string-value="228 316" calcext:value-type="string">
            <text:p>228 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7</text:p>
          </table:table-cell>
          <table:table-cell/>
          <table:table-cell table:formula="of:=CONCATENATE([.A195];[.B195];[.C195])" office:value-type="string" office:string-value="228 317" calcext:value-type="string">
            <text:p>228 3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8</text:p>
          </table:table-cell>
          <table:table-cell/>
          <table:table-cell table:formula="of:=CONCATENATE([.A196];[.B196];[.C196])" office:value-type="string" office:string-value="228 318" calcext:value-type="string">
            <text:p>228 3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9</text:p>
          </table:table-cell>
          <table:table-cell/>
          <table:table-cell table:formula="of:=CONCATENATE([.A197];[.B197];[.C197])" office:value-type="string" office:string-value="228 319" calcext:value-type="string">
            <text:p>228 3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0</text:p>
          </table:table-cell>
          <table:table-cell/>
          <table:table-cell table:formula="of:=CONCATENATE([.A198];[.B198];[.C198])" office:value-type="string" office:string-value="228 320" calcext:value-type="string">
            <text:p>228 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1</text:p>
          </table:table-cell>
          <table:table-cell/>
          <table:table-cell table:formula="of:=CONCATENATE([.A199];[.B199];[.C199])" office:value-type="string" office:string-value="228 321" calcext:value-type="string">
            <text:p>228 3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2</text:p>
          </table:table-cell>
          <table:table-cell/>
          <table:table-cell table:formula="of:=CONCATENATE([.A200];[.B200];[.C200])" office:value-type="string" office:string-value="228 322" calcext:value-type="string">
            <text:p>228 3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3</text:p>
          </table:table-cell>
          <table:table-cell/>
          <table:table-cell table:formula="of:=CONCATENATE([.A201];[.B201];[.C201])" office:value-type="string" office:string-value="228 323" calcext:value-type="string">
            <text:p>228 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4</text:p>
          </table:table-cell>
          <table:table-cell/>
          <table:table-cell table:formula="of:=CONCATENATE([.A202];[.B202];[.C202])" office:value-type="string" office:string-value="228 324" calcext:value-type="string">
            <text:p>228 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5</text:p>
          </table:table-cell>
          <table:table-cell/>
          <table:table-cell table:formula="of:=CONCATENATE([.A203];[.B203];[.C203])" office:value-type="string" office:string-value="228 325" calcext:value-type="string">
            <text:p>228 3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6</text:p>
          </table:table-cell>
          <table:table-cell/>
          <table:table-cell table:formula="of:=CONCATENATE([.A204];[.B204];[.C204])" office:value-type="string" office:string-value="228 326" calcext:value-type="string">
            <text:p>228 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7</text:p>
          </table:table-cell>
          <table:table-cell/>
          <table:table-cell table:formula="of:=CONCATENATE([.A205];[.B205];[.C205])" office:value-type="string" office:string-value="228 327" calcext:value-type="string">
            <text:p>228 3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8</text:p>
          </table:table-cell>
          <table:table-cell/>
          <table:table-cell table:formula="of:=CONCATENATE([.A206];[.B206];[.C206])" office:value-type="string" office:string-value="228 328" calcext:value-type="string">
            <text:p>228 3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9</text:p>
          </table:table-cell>
          <table:table-cell/>
          <table:table-cell table:formula="of:=CONCATENATE([.A207];[.B207];[.C207])" office:value-type="string" office:string-value="228 329" calcext:value-type="string">
            <text:p>228 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0</text:p>
          </table:table-cell>
          <table:table-cell/>
          <table:table-cell table:formula="of:=CONCATENATE([.A208];[.B208];[.C208])" office:value-type="string" office:string-value="228 330" calcext:value-type="string">
            <text:p>228 3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1</text:p>
          </table:table-cell>
          <table:table-cell/>
          <table:table-cell table:formula="of:=CONCATENATE([.A209];[.B209];[.C209])" office:value-type="string" office:string-value="228 331" calcext:value-type="string">
            <text:p>228 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2</text:p>
          </table:table-cell>
          <table:table-cell/>
          <table:table-cell table:formula="of:=CONCATENATE([.A210];[.B210];[.C210])" office:value-type="string" office:string-value="228 332" calcext:value-type="string">
            <text:p>228 3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3</text:p>
          </table:table-cell>
          <table:table-cell/>
          <table:table-cell table:formula="of:=CONCATENATE([.A211];[.B211];[.C211])" office:value-type="string" office:string-value="228 333" calcext:value-type="string">
            <text:p>228 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4</text:p>
          </table:table-cell>
          <table:table-cell/>
          <table:table-cell table:formula="of:=CONCATENATE([.A212];[.B212];[.C212])" office:value-type="string" office:string-value="228 334" calcext:value-type="string">
            <text:p>228 3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5</text:p>
          </table:table-cell>
          <table:table-cell/>
          <table:table-cell table:formula="of:=CONCATENATE([.A213];[.B213];[.C213])" office:value-type="string" office:string-value="228 335" calcext:value-type="string">
            <text:p>228 3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6</text:p>
          </table:table-cell>
          <table:table-cell/>
          <table:table-cell table:formula="of:=CONCATENATE([.A214];[.B214];[.C214])" office:value-type="string" office:string-value="228 336" calcext:value-type="string">
            <text:p>228 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7</text:p>
          </table:table-cell>
          <table:table-cell/>
          <table:table-cell table:formula="of:=CONCATENATE([.A215];[.B215];[.C215])" office:value-type="string" office:string-value="228 337" calcext:value-type="string">
            <text:p>228 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8</text:p>
          </table:table-cell>
          <table:table-cell/>
          <table:table-cell table:formula="of:=CONCATENATE([.A216];[.B216];[.C216])" office:value-type="string" office:string-value="228 338" calcext:value-type="string">
            <text:p>228 3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9</text:p>
          </table:table-cell>
          <table:table-cell/>
          <table:table-cell table:formula="of:=CONCATENATE([.A217];[.B217];[.C217])" office:value-type="string" office:string-value="228 339" calcext:value-type="string">
            <text:p>228 3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0</text:p>
          </table:table-cell>
          <table:table-cell/>
          <table:table-cell table:formula="of:=CONCATENATE([.A218];[.B218];[.C218])" office:value-type="string" office:string-value="228 340" calcext:value-type="string">
            <text:p>228 3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1</text:p>
          </table:table-cell>
          <table:table-cell/>
          <table:table-cell table:formula="of:=CONCATENATE([.A219];[.B219];[.C219])" office:value-type="string" office:string-value="228 341" calcext:value-type="string">
            <text:p>228 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2</text:p>
          </table:table-cell>
          <table:table-cell/>
          <table:table-cell table:formula="of:=CONCATENATE([.A220];[.B220];[.C220])" office:value-type="string" office:string-value="228 342" calcext:value-type="string">
            <text:p>228 3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3</text:p>
          </table:table-cell>
          <table:table-cell/>
          <table:table-cell table:formula="of:=CONCATENATE([.A221];[.B221];[.C221])" office:value-type="string" office:string-value="228 343" calcext:value-type="string">
            <text:p>228 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4</text:p>
          </table:table-cell>
          <table:table-cell/>
          <table:table-cell table:formula="of:=CONCATENATE([.A222];[.B222];[.C222])" office:value-type="string" office:string-value="228 344" calcext:value-type="string">
            <text:p>228 3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5</text:p>
          </table:table-cell>
          <table:table-cell/>
          <table:table-cell table:formula="of:=CONCATENATE([.A223];[.B223];[.C223])" office:value-type="string" office:string-value="228 345" calcext:value-type="string">
            <text:p>228 3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6</text:p>
          </table:table-cell>
          <table:table-cell/>
          <table:table-cell table:formula="of:=CONCATENATE([.A224];[.B224];[.C224])" office:value-type="string" office:string-value="228 346" calcext:value-type="string">
            <text:p>228 3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7</text:p>
          </table:table-cell>
          <table:table-cell/>
          <table:table-cell table:formula="of:=CONCATENATE([.A225];[.B225];[.C225])" office:value-type="string" office:string-value="228 347" calcext:value-type="string">
            <text:p>228 3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8</text:p>
          </table:table-cell>
          <table:table-cell/>
          <table:table-cell table:formula="of:=CONCATENATE([.A226];[.B226];[.C226])" office:value-type="string" office:string-value="228 348" calcext:value-type="string">
            <text:p>228 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9</text:p>
          </table:table-cell>
          <table:table-cell/>
          <table:table-cell table:formula="of:=CONCATENATE([.A227];[.B227];[.C227])" office:value-type="string" office:string-value="228 349" calcext:value-type="string">
            <text:p>228 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0</text:p>
          </table:table-cell>
          <table:table-cell/>
          <table:table-cell table:formula="of:=CONCATENATE([.A228];[.B228];[.C228])" office:value-type="string" office:string-value="228 350" calcext:value-type="string">
            <text:p>228 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1</text:p>
          </table:table-cell>
          <table:table-cell/>
          <table:table-cell table:formula="of:=CONCATENATE([.A229];[.B229];[.C229])" office:value-type="string" office:string-value="228 351" calcext:value-type="string">
            <text:p>228 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2</text:p>
          </table:table-cell>
          <table:table-cell/>
          <table:table-cell table:formula="of:=CONCATENATE([.A230];[.B230];[.C230])" office:value-type="string" office:string-value="228 352" calcext:value-type="string">
            <text:p>228 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3</text:p>
          </table:table-cell>
          <table:table-cell/>
          <table:table-cell table:formula="of:=CONCATENATE([.A231];[.B231];[.C231])" office:value-type="string" office:string-value="228 353" calcext:value-type="string">
            <text:p>228 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4</text:p>
          </table:table-cell>
          <table:table-cell/>
          <table:table-cell table:formula="of:=CONCATENATE([.A232];[.B232];[.C232])" office:value-type="string" office:string-value="228 354" calcext:value-type="string">
            <text:p>228 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5</text:p>
          </table:table-cell>
          <table:table-cell/>
          <table:table-cell table:formula="of:=CONCATENATE([.A233];[.B233];[.C233])" office:value-type="string" office:string-value="228 355" calcext:value-type="string">
            <text:p>228 3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6</text:p>
          </table:table-cell>
          <table:table-cell/>
          <table:table-cell table:formula="of:=CONCATENATE([.A234];[.B234];[.C234])" office:value-type="string" office:string-value="228 356" calcext:value-type="string">
            <text:p>228 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7</text:p>
          </table:table-cell>
          <table:table-cell/>
          <table:table-cell table:formula="of:=CONCATENATE([.A235];[.B235];[.C235])" office:value-type="string" office:string-value="228 357" calcext:value-type="string">
            <text:p>228 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8</text:p>
          </table:table-cell>
          <table:table-cell/>
          <table:table-cell table:formula="of:=CONCATENATE([.A236];[.B236];[.C236])" office:value-type="string" office:string-value="228 358" calcext:value-type="string">
            <text:p>228 3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9</text:p>
          </table:table-cell>
          <table:table-cell/>
          <table:table-cell table:formula="of:=CONCATENATE([.A237];[.B237];[.C237])" office:value-type="string" office:string-value="228 359" calcext:value-type="string">
            <text:p>228 3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0</text:p>
          </table:table-cell>
          <table:table-cell/>
          <table:table-cell table:formula="of:=CONCATENATE([.A238];[.B238];[.C238])" office:value-type="string" office:string-value="228 360" calcext:value-type="string">
            <text:p>228 3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1</text:p>
          </table:table-cell>
          <table:table-cell/>
          <table:table-cell table:formula="of:=CONCATENATE([.A239];[.B239];[.C239])" office:value-type="string" office:string-value="228 361" calcext:value-type="string">
            <text:p>228 3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2</text:p>
          </table:table-cell>
          <table:table-cell/>
          <table:table-cell table:formula="of:=CONCATENATE([.A240];[.B240];[.C240])" office:value-type="string" office:string-value="228 362" calcext:value-type="string">
            <text:p>228 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3</text:p>
          </table:table-cell>
          <table:table-cell/>
          <table:table-cell table:formula="of:=CONCATENATE([.A241];[.B241];[.C241])" office:value-type="string" office:string-value="228 363" calcext:value-type="string">
            <text:p>228 3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4</text:p>
          </table:table-cell>
          <table:table-cell/>
          <table:table-cell table:formula="of:=CONCATENATE([.A242];[.B242];[.C242])" office:value-type="string" office:string-value="228 364" calcext:value-type="string">
            <text:p>228 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5</text:p>
          </table:table-cell>
          <table:table-cell/>
          <table:table-cell table:formula="of:=CONCATENATE([.A243];[.B243];[.C243])" office:value-type="string" office:string-value="228 365" calcext:value-type="string">
            <text:p>228 3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6</text:p>
          </table:table-cell>
          <table:table-cell/>
          <table:table-cell table:formula="of:=CONCATENATE([.A244];[.B244];[.C244])" office:value-type="string" office:string-value="228 366" calcext:value-type="string">
            <text:p>228 3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7</text:p>
          </table:table-cell>
          <table:table-cell/>
          <table:table-cell table:formula="of:=CONCATENATE([.A245];[.B245];[.C245])" office:value-type="string" office:string-value="228 367" calcext:value-type="string">
            <text:p>228 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8</text:p>
          </table:table-cell>
          <table:table-cell/>
          <table:table-cell table:formula="of:=CONCATENATE([.A246];[.B246];[.C246])" office:value-type="string" office:string-value="228 368" calcext:value-type="string">
            <text:p>228 3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9</text:p>
          </table:table-cell>
          <table:table-cell/>
          <table:table-cell table:formula="of:=CONCATENATE([.A247];[.B247];[.C247])" office:value-type="string" office:string-value="228 369" calcext:value-type="string">
            <text:p>228 3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0</text:p>
          </table:table-cell>
          <table:table-cell/>
          <table:table-cell table:formula="of:=CONCATENATE([.A248];[.B248];[.C248])" office:value-type="string" office:string-value="228 370" calcext:value-type="string">
            <text:p>228 3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1</text:p>
          </table:table-cell>
          <table:table-cell/>
          <table:table-cell table:formula="of:=CONCATENATE([.A249];[.B249];[.C249])" office:value-type="string" office:string-value="228 371" calcext:value-type="string">
            <text:p>228 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2</text:p>
          </table:table-cell>
          <table:table-cell/>
          <table:table-cell table:formula="of:=CONCATENATE([.A250];[.B250];[.C250])" office:value-type="string" office:string-value="228 372" calcext:value-type="string">
            <text:p>228 3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3</text:p>
          </table:table-cell>
          <table:table-cell/>
          <table:table-cell table:formula="of:=CONCATENATE([.A251];[.B251];[.C251])" office:value-type="string" office:string-value="228 373" calcext:value-type="string">
            <text:p>228 3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4</text:p>
          </table:table-cell>
          <table:table-cell/>
          <table:table-cell table:formula="of:=CONCATENATE([.A252];[.B252];[.C252])" office:value-type="string" office:string-value="228 374" calcext:value-type="string">
            <text:p>228 3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5</text:p>
          </table:table-cell>
          <table:table-cell/>
          <table:table-cell table:formula="of:=CONCATENATE([.A253];[.B253];[.C253])" office:value-type="string" office:string-value="228 375" calcext:value-type="string">
            <text:p>228 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6</text:p>
          </table:table-cell>
          <table:table-cell/>
          <table:table-cell table:formula="of:=CONCATENATE([.A254];[.B254];[.C254])" office:value-type="string" office:string-value="228 376" calcext:value-type="string">
            <text:p>228 3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7</text:p>
          </table:table-cell>
          <table:table-cell/>
          <table:table-cell table:formula="of:=CONCATENATE([.A255];[.B255];[.C255])" office:value-type="string" office:string-value="228 377" calcext:value-type="string">
            <text:p>228 3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8</text:p>
          </table:table-cell>
          <table:table-cell/>
          <table:table-cell table:formula="of:=CONCATENATE([.A256];[.B256];[.C256])" office:value-type="string" office:string-value="228 378" calcext:value-type="string">
            <text:p>228 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9</text:p>
          </table:table-cell>
          <table:table-cell/>
          <table:table-cell table:formula="of:=CONCATENATE([.A257];[.B257];[.C257])" office:value-type="string" office:string-value="228 379" calcext:value-type="string">
            <text:p>228 3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0</text:p>
          </table:table-cell>
          <table:table-cell/>
          <table:table-cell table:formula="of:=CONCATENATE([.A258];[.B258];[.C258])" office:value-type="string" office:string-value="228 380" calcext:value-type="string">
            <text:p>228 3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1</text:p>
          </table:table-cell>
          <table:table-cell/>
          <table:table-cell table:formula="of:=CONCATENATE([.A259];[.B259];[.C259])" office:value-type="string" office:string-value="228 381" calcext:value-type="string">
            <text:p>228 3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2</text:p>
          </table:table-cell>
          <table:table-cell/>
          <table:table-cell table:formula="of:=CONCATENATE([.A260];[.B260];[.C260])" office:value-type="string" office:string-value="228 382" calcext:value-type="string">
            <text:p>228 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3</text:p>
          </table:table-cell>
          <table:table-cell/>
          <table:table-cell table:formula="of:=CONCATENATE([.A261];[.B261];[.C261])" office:value-type="string" office:string-value="228 383" calcext:value-type="string">
            <text:p>228 3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4</text:p>
          </table:table-cell>
          <table:table-cell/>
          <table:table-cell table:formula="of:=CONCATENATE([.A262];[.B262];[.C262])" office:value-type="string" office:string-value="228 384" calcext:value-type="string">
            <text:p>228 3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5</text:p>
          </table:table-cell>
          <table:table-cell/>
          <table:table-cell table:formula="of:=CONCATENATE([.A263];[.B263];[.C263])" office:value-type="string" office:string-value="228 385" calcext:value-type="string">
            <text:p>228 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6</text:p>
          </table:table-cell>
          <table:table-cell/>
          <table:table-cell table:formula="of:=CONCATENATE([.A264];[.B264];[.C264])" office:value-type="string" office:string-value="228 386" calcext:value-type="string">
            <text:p>228 3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7</text:p>
          </table:table-cell>
          <table:table-cell/>
          <table:table-cell table:formula="of:=CONCATENATE([.A265];[.B265];[.C265])" office:value-type="string" office:string-value="228 387" calcext:value-type="string">
            <text:p>228 3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8</text:p>
          </table:table-cell>
          <table:table-cell/>
          <table:table-cell table:formula="of:=CONCATENATE([.A266];[.B266];[.C266])" office:value-type="string" office:string-value="228 388" calcext:value-type="string">
            <text:p>228 3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9</text:p>
          </table:table-cell>
          <table:table-cell/>
          <table:table-cell table:formula="of:=CONCATENATE([.A267];[.B267];[.C267])" office:value-type="string" office:string-value="228 389" calcext:value-type="string">
            <text:p>228 3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0</text:p>
          </table:table-cell>
          <table:table-cell/>
          <table:table-cell table:formula="of:=CONCATENATE([.A268];[.B268];[.C268])" office:value-type="string" office:string-value="228 390" calcext:value-type="string">
            <text:p>228 390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5</text:p>
          </table:table-cell>
          <table:table-cell/>
          <table:table-cell table:formula="of:=CONCATENATE([.A270];[.B270];[.C270])" office:value-type="string" office:string-value="228 505" calcext:value-type="string">
            <text:p>228 5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6</text:p>
          </table:table-cell>
          <table:table-cell/>
          <table:table-cell table:formula="of:=CONCATENATE([.A271];[.B271];[.C271])" office:value-type="string" office:string-value="228 506" calcext:value-type="string">
            <text:p>228 5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7</text:p>
          </table:table-cell>
          <table:table-cell/>
          <table:table-cell table:formula="of:=CONCATENATE([.A272];[.B272];[.C272])" office:value-type="string" office:string-value="228 507" calcext:value-type="string">
            <text:p>228 5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8</text:p>
          </table:table-cell>
          <table:table-cell/>
          <table:table-cell table:formula="of:=CONCATENATE([.A273];[.B273];[.C273])" office:value-type="string" office:string-value="228 508" calcext:value-type="string">
            <text:p>228 5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9</text:p>
          </table:table-cell>
          <table:table-cell/>
          <table:table-cell table:formula="of:=CONCATENATE([.A274];[.B274];[.C274])" office:value-type="string" office:string-value="228 509" calcext:value-type="string">
            <text:p>228 5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0</text:p>
          </table:table-cell>
          <table:table-cell/>
          <table:table-cell table:formula="of:=CONCATENATE([.A275];[.B275];[.C275])" office:value-type="string" office:string-value="228 510" calcext:value-type="string">
            <text:p>228 5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1</text:p>
          </table:table-cell>
          <table:table-cell/>
          <table:table-cell table:formula="of:=CONCATENATE([.A276];[.B276];[.C276])" office:value-type="string" office:string-value="228 511" calcext:value-type="string">
            <text:p>228 5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2</text:p>
          </table:table-cell>
          <table:table-cell/>
          <table:table-cell table:formula="of:=CONCATENATE([.A277];[.B277];[.C277])" office:value-type="string" office:string-value="228 512" calcext:value-type="string">
            <text:p>228 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3</text:p>
          </table:table-cell>
          <table:table-cell/>
          <table:table-cell table:formula="of:=CONCATENATE([.A278];[.B278];[.C278])" office:value-type="string" office:string-value="228 513" calcext:value-type="string">
            <text:p>228 5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4</text:p>
          </table:table-cell>
          <table:table-cell/>
          <table:table-cell table:formula="of:=CONCATENATE([.A279];[.B279];[.C279])" office:value-type="string" office:string-value="228 514" calcext:value-type="string">
            <text:p>228 5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5</text:p>
          </table:table-cell>
          <table:table-cell/>
          <table:table-cell table:formula="of:=CONCATENATE([.A280];[.B280];[.C280])" office:value-type="string" office:string-value="228 515" calcext:value-type="string">
            <text:p>228 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6</text:p>
          </table:table-cell>
          <table:table-cell/>
          <table:table-cell table:formula="of:=CONCATENATE([.A281];[.B281];[.C281])" office:value-type="string" office:string-value="228 516" calcext:value-type="string">
            <text:p>228 5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7</text:p>
          </table:table-cell>
          <table:table-cell/>
          <table:table-cell table:formula="of:=CONCATENATE([.A282];[.B282];[.C282])" office:value-type="string" office:string-value="228 517" calcext:value-type="string">
            <text:p>228 5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8</text:p>
          </table:table-cell>
          <table:table-cell/>
          <table:table-cell table:formula="of:=CONCATENATE([.A283];[.B283];[.C283])" office:value-type="string" office:string-value="228 518" calcext:value-type="string">
            <text:p>228 5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9</text:p>
          </table:table-cell>
          <table:table-cell/>
          <table:table-cell table:formula="of:=CONCATENATE([.A284];[.B284];[.C284])" office:value-type="string" office:string-value="228 519" calcext:value-type="string">
            <text:p>228 5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0</text:p>
          </table:table-cell>
          <table:table-cell/>
          <table:table-cell table:formula="of:=CONCATENATE([.A285];[.B285];[.C285])" office:value-type="string" office:string-value="228 520" calcext:value-type="string">
            <text:p>228 5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1</text:p>
          </table:table-cell>
          <table:table-cell/>
          <table:table-cell table:formula="of:=CONCATENATE([.A286];[.B286];[.C286])" office:value-type="string" office:string-value="228 521" calcext:value-type="string">
            <text:p>228 5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2</text:p>
          </table:table-cell>
          <table:table-cell/>
          <table:table-cell table:formula="of:=CONCATENATE([.A287];[.B287];[.C287])" office:value-type="string" office:string-value="228 522" calcext:value-type="string">
            <text:p>228 5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3</text:p>
          </table:table-cell>
          <table:table-cell/>
          <table:table-cell table:formula="of:=CONCATENATE([.A288];[.B288];[.C288])" office:value-type="string" office:string-value="228 523" calcext:value-type="string">
            <text:p>228 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4</text:p>
          </table:table-cell>
          <table:table-cell/>
          <table:table-cell table:formula="of:=CONCATENATE([.A289];[.B289];[.C289])" office:value-type="string" office:string-value="228 524" calcext:value-type="string">
            <text:p>228 5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5</text:p>
          </table:table-cell>
          <table:table-cell/>
          <table:table-cell table:formula="of:=CONCATENATE([.A290];[.B290];[.C290])" office:value-type="string" office:string-value="228 525" calcext:value-type="string">
            <text:p>228 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6</text:p>
          </table:table-cell>
          <table:table-cell/>
          <table:table-cell table:formula="of:=CONCATENATE([.A291];[.B291];[.C291])" office:value-type="string" office:string-value="228 526" calcext:value-type="string">
            <text:p>228 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7</text:p>
          </table:table-cell>
          <table:table-cell/>
          <table:table-cell table:formula="of:=CONCATENATE([.A292];[.B292];[.C292])" office:value-type="string" office:string-value="228 527" calcext:value-type="string">
            <text:p>228 5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8</text:p>
          </table:table-cell>
          <table:table-cell/>
          <table:table-cell table:formula="of:=CONCATENATE([.A293];[.B293];[.C293])" office:value-type="string" office:string-value="228 528" calcext:value-type="string">
            <text:p>228 5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9</text:p>
          </table:table-cell>
          <table:table-cell/>
          <table:table-cell table:formula="of:=CONCATENATE([.A294];[.B294];[.C294])" office:value-type="string" office:string-value="228 529" calcext:value-type="string">
            <text:p>228 5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0</text:p>
          </table:table-cell>
          <table:table-cell/>
          <table:table-cell table:formula="of:=CONCATENATE([.A295];[.B295];[.C295])" office:value-type="string" office:string-value="228 530" calcext:value-type="string">
            <text:p>228 5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1</text:p>
          </table:table-cell>
          <table:table-cell/>
          <table:table-cell table:formula="of:=CONCATENATE([.A296];[.B296];[.C296])" office:value-type="string" office:string-value="228 531" calcext:value-type="string">
            <text:p>228 5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2</text:p>
          </table:table-cell>
          <table:table-cell/>
          <table:table-cell table:formula="of:=CONCATENATE([.A297];[.B297];[.C297])" office:value-type="string" office:string-value="228 532" calcext:value-type="string">
            <text:p>228 5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3</text:p>
          </table:table-cell>
          <table:table-cell/>
          <table:table-cell table:formula="of:=CONCATENATE([.A298];[.B298];[.C298])" office:value-type="string" office:string-value="228 533" calcext:value-type="string">
            <text:p>228 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4</text:p>
          </table:table-cell>
          <table:table-cell/>
          <table:table-cell table:formula="of:=CONCATENATE([.A299];[.B299];[.C299])" office:value-type="string" office:string-value="228 534" calcext:value-type="string">
            <text:p>228 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5</text:p>
          </table:table-cell>
          <table:table-cell/>
          <table:table-cell table:formula="of:=CONCATENATE([.A300];[.B300];[.C300])" office:value-type="string" office:string-value="228 535" calcext:value-type="string">
            <text:p>228 5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6</text:p>
          </table:table-cell>
          <table:table-cell/>
          <table:table-cell table:formula="of:=CONCATENATE([.A301];[.B301];[.C301])" office:value-type="string" office:string-value="228 536" calcext:value-type="string">
            <text:p>228 5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7</text:p>
          </table:table-cell>
          <table:table-cell/>
          <table:table-cell table:formula="of:=CONCATENATE([.A302];[.B302];[.C302])" office:value-type="string" office:string-value="228 537" calcext:value-type="string">
            <text:p>228 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8</text:p>
          </table:table-cell>
          <table:table-cell/>
          <table:table-cell table:formula="of:=CONCATENATE([.A303];[.B303];[.C303])" office:value-type="string" office:string-value="228 538" calcext:value-type="string">
            <text:p>228 5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9</text:p>
          </table:table-cell>
          <table:table-cell/>
          <table:table-cell table:formula="of:=CONCATENATE([.A304];[.B304];[.C304])" office:value-type="string" office:string-value="228 539" calcext:value-type="string">
            <text:p>228 5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0</text:p>
          </table:table-cell>
          <table:table-cell/>
          <table:table-cell table:formula="of:=CONCATENATE([.A305];[.B305];[.C305])" office:value-type="string" office:string-value="228 540" calcext:value-type="string">
            <text:p>228 5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1</text:p>
          </table:table-cell>
          <table:table-cell/>
          <table:table-cell table:formula="of:=CONCATENATE([.A306];[.B306];[.C306])" office:value-type="string" office:string-value="228 541" calcext:value-type="string">
            <text:p>228 5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2</text:p>
          </table:table-cell>
          <table:table-cell/>
          <table:table-cell table:formula="of:=CONCATENATE([.A307];[.B307];[.C307])" office:value-type="string" office:string-value="228 542" calcext:value-type="string">
            <text:p>228 5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3</text:p>
          </table:table-cell>
          <table:table-cell/>
          <table:table-cell table:formula="of:=CONCATENATE([.A308];[.B308];[.C308])" office:value-type="string" office:string-value="228 543" calcext:value-type="string">
            <text:p>228 5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4</text:p>
          </table:table-cell>
          <table:table-cell/>
          <table:table-cell table:formula="of:=CONCATENATE([.A309];[.B309];[.C309])" office:value-type="string" office:string-value="228 544" calcext:value-type="string">
            <text:p>228 5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5</text:p>
          </table:table-cell>
          <table:table-cell/>
          <table:table-cell table:formula="of:=CONCATENATE([.A310];[.B310];[.C310])" office:value-type="string" office:string-value="228 545" calcext:value-type="string">
            <text:p>228 5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6</text:p>
          </table:table-cell>
          <table:table-cell/>
          <table:table-cell table:formula="of:=CONCATENATE([.A311];[.B311];[.C311])" office:value-type="string" office:string-value="228 546" calcext:value-type="string">
            <text:p>228 5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7</text:p>
          </table:table-cell>
          <table:table-cell/>
          <table:table-cell table:formula="of:=CONCATENATE([.A312];[.B312];[.C312])" office:value-type="string" office:string-value="228 547" calcext:value-type="string">
            <text:p>228 5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8</text:p>
          </table:table-cell>
          <table:table-cell/>
          <table:table-cell table:formula="of:=CONCATENATE([.A313];[.B313];[.C313])" office:value-type="string" office:string-value="228 548" calcext:value-type="string">
            <text:p>228 5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9</text:p>
          </table:table-cell>
          <table:table-cell/>
          <table:table-cell table:formula="of:=CONCATENATE([.A314];[.B314];[.C314])" office:value-type="string" office:string-value="228 549" calcext:value-type="string">
            <text:p>228 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0</text:p>
          </table:table-cell>
          <table:table-cell/>
          <table:table-cell table:formula="of:=CONCATENATE([.A315];[.B315];[.C315])" office:value-type="string" office:string-value="228 550" calcext:value-type="string">
            <text:p>228 5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1</text:p>
          </table:table-cell>
          <table:table-cell/>
          <table:table-cell table:formula="of:=CONCATENATE([.A316];[.B316];[.C316])" office:value-type="string" office:string-value="228 551" calcext:value-type="string">
            <text:p>228 5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2</text:p>
          </table:table-cell>
          <table:table-cell/>
          <table:table-cell table:formula="of:=CONCATENATE([.A317];[.B317];[.C317])" office:value-type="string" office:string-value="228 552" calcext:value-type="string">
            <text:p>228 5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3</text:p>
          </table:table-cell>
          <table:table-cell/>
          <table:table-cell table:formula="of:=CONCATENATE([.A318];[.B318];[.C318])" office:value-type="string" office:string-value="228 553" calcext:value-type="string">
            <text:p>228 5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4</text:p>
          </table:table-cell>
          <table:table-cell/>
          <table:table-cell table:formula="of:=CONCATENATE([.A319];[.B319];[.C319])" office:value-type="string" office:string-value="228 554" calcext:value-type="string">
            <text:p>228 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5</text:p>
          </table:table-cell>
          <table:table-cell/>
          <table:table-cell table:formula="of:=CONCATENATE([.A320];[.B320];[.C320])" office:value-type="string" office:string-value="228 555" calcext:value-type="string">
            <text:p>228 5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6</text:p>
          </table:table-cell>
          <table:table-cell/>
          <table:table-cell table:formula="of:=CONCATENATE([.A321];[.B321];[.C321])" office:value-type="string" office:string-value="228 556" calcext:value-type="string">
            <text:p>228 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7</text:p>
          </table:table-cell>
          <table:table-cell/>
          <table:table-cell table:formula="of:=CONCATENATE([.A322];[.B322];[.C322])" office:value-type="string" office:string-value="228 557" calcext:value-type="string">
            <text:p>228 5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8</text:p>
          </table:table-cell>
          <table:table-cell/>
          <table:table-cell table:formula="of:=CONCATENATE([.A323];[.B323];[.C323])" office:value-type="string" office:string-value="228 558" calcext:value-type="string">
            <text:p>228 5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9</text:p>
          </table:table-cell>
          <table:table-cell/>
          <table:table-cell table:formula="of:=CONCATENATE([.A324];[.B324];[.C324])" office:value-type="string" office:string-value="228 559" calcext:value-type="string">
            <text:p>228 5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0</text:p>
          </table:table-cell>
          <table:table-cell/>
          <table:table-cell table:formula="of:=CONCATENATE([.A325];[.B325];[.C325])" office:value-type="string" office:string-value="228 560" calcext:value-type="string">
            <text:p>228 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1</text:p>
          </table:table-cell>
          <table:table-cell/>
          <table:table-cell table:formula="of:=CONCATENATE([.A326];[.B326];[.C326])" office:value-type="string" office:string-value="228 561" calcext:value-type="string">
            <text:p>228 5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2</text:p>
          </table:table-cell>
          <table:table-cell/>
          <table:table-cell table:formula="of:=CONCATENATE([.A327];[.B327];[.C327])" office:value-type="string" office:string-value="228 562" calcext:value-type="string">
            <text:p>228 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3</text:p>
          </table:table-cell>
          <table:table-cell/>
          <table:table-cell table:formula="of:=CONCATENATE([.A328];[.B328];[.C328])" office:value-type="string" office:string-value="228 563" calcext:value-type="string">
            <text:p>228 5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4</text:p>
          </table:table-cell>
          <table:table-cell/>
          <table:table-cell table:formula="of:=CONCATENATE([.A329];[.B329];[.C329])" office:value-type="string" office:string-value="228 564" calcext:value-type="string">
            <text:p>228 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5</text:p>
          </table:table-cell>
          <table:table-cell/>
          <table:table-cell table:formula="of:=CONCATENATE([.A330];[.B330];[.C330])" office:value-type="string" office:string-value="228 565" calcext:value-type="string">
            <text:p>228 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6</text:p>
          </table:table-cell>
          <table:table-cell/>
          <table:table-cell table:formula="of:=CONCATENATE([.A331];[.B331];[.C331])" office:value-type="string" office:string-value="228 566" calcext:value-type="string">
            <text:p>228 5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7</text:p>
          </table:table-cell>
          <table:table-cell/>
          <table:table-cell table:formula="of:=CONCATENATE([.A332];[.B332];[.C332])" office:value-type="string" office:string-value="228 567" calcext:value-type="string">
            <text:p>228 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8</text:p>
          </table:table-cell>
          <table:table-cell/>
          <table:table-cell table:formula="of:=CONCATENATE([.A333];[.B333];[.C333])" office:value-type="string" office:string-value="228 568" calcext:value-type="string">
            <text:p>228 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9</text:p>
          </table:table-cell>
          <table:table-cell/>
          <table:table-cell table:formula="of:=CONCATENATE([.A334];[.B334];[.C334])" office:value-type="string" office:string-value="228 569" calcext:value-type="string">
            <text:p>228 5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0</text:p>
          </table:table-cell>
          <table:table-cell/>
          <table:table-cell table:formula="of:=CONCATENATE([.A335];[.B335];[.C335])" office:value-type="string" office:string-value="228 570" calcext:value-type="string">
            <text:p>228 5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1</text:p>
          </table:table-cell>
          <table:table-cell/>
          <table:table-cell table:formula="of:=CONCATENATE([.A336];[.B336];[.C336])" office:value-type="string" office:string-value="228 571" calcext:value-type="string">
            <text:p>228 5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2</text:p>
          </table:table-cell>
          <table:table-cell/>
          <table:table-cell table:formula="of:=CONCATENATE([.A337];[.B337];[.C337])" office:value-type="string" office:string-value="228 572" calcext:value-type="string">
            <text:p>228 5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3</text:p>
          </table:table-cell>
          <table:table-cell/>
          <table:table-cell table:formula="of:=CONCATENATE([.A338];[.B338];[.C338])" office:value-type="string" office:string-value="228 573" calcext:value-type="string">
            <text:p>228 5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4</text:p>
          </table:table-cell>
          <table:table-cell/>
          <table:table-cell table:formula="of:=CONCATENATE([.A339];[.B339];[.C339])" office:value-type="string" office:string-value="228 574" calcext:value-type="string">
            <text:p>228 5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5</text:p>
          </table:table-cell>
          <table:table-cell/>
          <table:table-cell table:formula="of:=CONCATENATE([.A340];[.B340];[.C340])" office:value-type="string" office:string-value="228 575" calcext:value-type="string">
            <text:p>228 5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6</text:p>
          </table:table-cell>
          <table:table-cell/>
          <table:table-cell table:formula="of:=CONCATENATE([.A341];[.B341];[.C341])" office:value-type="string" office:string-value="228 576" calcext:value-type="string">
            <text:p>228 5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7</text:p>
          </table:table-cell>
          <table:table-cell/>
          <table:table-cell table:formula="of:=CONCATENATE([.A342];[.B342];[.C342])" office:value-type="string" office:string-value="228 577" calcext:value-type="string">
            <text:p>228 5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8</text:p>
          </table:table-cell>
          <table:table-cell/>
          <table:table-cell table:formula="of:=CONCATENATE([.A343];[.B343];[.C343])" office:value-type="string" office:string-value="228 578" calcext:value-type="string">
            <text:p>228 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9</text:p>
          </table:table-cell>
          <table:table-cell/>
          <table:table-cell table:formula="of:=CONCATENATE([.A344];[.B344];[.C344])" office:value-type="string" office:string-value="228 579" calcext:value-type="string">
            <text:p>228 5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80</text:p>
          </table:table-cell>
          <table:table-cell/>
          <table:table-cell table:formula="of:=CONCATENATE([.A345];[.B345];[.C345])" office:value-type="string" office:string-value="228 580" calcext:value-type="string">
            <text:p>228 5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81</text:p>
          </table:table-cell>
          <table:table-cell/>
          <table:table-cell table:formula="of:=CONCATENATE([.A346];[.B346];[.C346])" office:value-type="string" office:string-value="228 581" calcext:value-type="string">
            <text:p>228 5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82</text:p>
          </table:table-cell>
          <table:table-cell/>
          <table:table-cell table:formula="of:=CONCATENATE([.A347];[.B347];[.C347])" office:value-type="string" office:string-value="228 582" calcext:value-type="string">
            <text:p>228 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83</text:p>
          </table:table-cell>
          <table:table-cell/>
          <table:table-cell table:formula="of:=CONCATENATE([.A348];[.B348];[.C348])" office:value-type="string" office:string-value="228 583" calcext:value-type="string">
            <text:p>228 5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84</text:p>
          </table:table-cell>
          <table:table-cell/>
          <table:table-cell table:formula="of:=CONCATENATE([.A349];[.B349];[.C349])" office:value-type="string" office:string-value="228 584" calcext:value-type="string">
            <text:p>228 5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85</text:p>
          </table:table-cell>
          <table:table-cell/>
          <table:table-cell table:formula="of:=CONCATENATE([.A350];[.B350];[.C350])" office:value-type="string" office:string-value="228 585" calcext:value-type="string">
            <text:p>228 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86</text:p>
          </table:table-cell>
          <table:table-cell/>
          <table:table-cell table:formula="of:=CONCATENATE([.A351];[.B351];[.C351])" office:value-type="string" office:string-value="228 586" calcext:value-type="string">
            <text:p>228 58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1</text:p>
          </table:table-cell>
          <table:table-cell/>
          <table:table-cell table:formula="of:=CONCATENATE([.A353];[.B353];[.C353])" office:value-type="string" office:string-value="228 601" calcext:value-type="string">
            <text:p>228 6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2</text:p>
          </table:table-cell>
          <table:table-cell/>
          <table:table-cell table:formula="of:=CONCATENATE([.A354];[.B354];[.C354])" office:value-type="string" office:string-value="228 602" calcext:value-type="string">
            <text:p>228 6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3</text:p>
          </table:table-cell>
          <table:table-cell/>
          <table:table-cell table:formula="of:=CONCATENATE([.A355];[.B355];[.C355])" office:value-type="string" office:string-value="228 603" calcext:value-type="string">
            <text:p>228 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4</text:p>
          </table:table-cell>
          <table:table-cell/>
          <table:table-cell table:formula="of:=CONCATENATE([.A356];[.B356];[.C356])" office:value-type="string" office:string-value="228 604" calcext:value-type="string">
            <text:p>228 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5</text:p>
          </table:table-cell>
          <table:table-cell/>
          <table:table-cell table:formula="of:=CONCATENATE([.A357];[.B357];[.C357])" office:value-type="string" office:string-value="228 605" calcext:value-type="string">
            <text:p>228 6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6</text:p>
          </table:table-cell>
          <table:table-cell/>
          <table:table-cell table:formula="of:=CONCATENATE([.A358];[.B358];[.C358])" office:value-type="string" office:string-value="228 606" calcext:value-type="string">
            <text:p>228 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7</text:p>
          </table:table-cell>
          <table:table-cell/>
          <table:table-cell table:formula="of:=CONCATENATE([.A359];[.B359];[.C359])" office:value-type="string" office:string-value="228 607" calcext:value-type="string">
            <text:p>228 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8</text:p>
          </table:table-cell>
          <table:table-cell/>
          <table:table-cell table:formula="of:=CONCATENATE([.A360];[.B360];[.C360])" office:value-type="string" office:string-value="228 608" calcext:value-type="string">
            <text:p>228 6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9</text:p>
          </table:table-cell>
          <table:table-cell/>
          <table:table-cell table:formula="of:=CONCATENATE([.A361];[.B361];[.C361])" office:value-type="string" office:string-value="228 609" calcext:value-type="string">
            <text:p>228 6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0</text:p>
          </table:table-cell>
          <table:table-cell/>
          <table:table-cell table:formula="of:=CONCATENATE([.A362];[.B362];[.C362])" office:value-type="string" office:string-value="228 610" calcext:value-type="string">
            <text:p>228 6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1</text:p>
          </table:table-cell>
          <table:table-cell/>
          <table:table-cell table:formula="of:=CONCATENATE([.A363];[.B363];[.C363])" office:value-type="string" office:string-value="228 611" calcext:value-type="string">
            <text:p>228 6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2</text:p>
          </table:table-cell>
          <table:table-cell/>
          <table:table-cell table:formula="of:=CONCATENATE([.A364];[.B364];[.C364])" office:value-type="string" office:string-value="228 612" calcext:value-type="string">
            <text:p>228 6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3</text:p>
          </table:table-cell>
          <table:table-cell/>
          <table:table-cell table:formula="of:=CONCATENATE([.A365];[.B365];[.C365])" office:value-type="string" office:string-value="228 613" calcext:value-type="string">
            <text:p>228 6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4</text:p>
          </table:table-cell>
          <table:table-cell/>
          <table:table-cell table:formula="of:=CONCATENATE([.A366];[.B366];[.C366])" office:value-type="string" office:string-value="228 614" calcext:value-type="string">
            <text:p>228 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5</text:p>
          </table:table-cell>
          <table:table-cell/>
          <table:table-cell table:formula="of:=CONCATENATE([.A367];[.B367];[.C367])" office:value-type="string" office:string-value="228 615" calcext:value-type="string">
            <text:p>228 6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6</text:p>
          </table:table-cell>
          <table:table-cell/>
          <table:table-cell table:formula="of:=CONCATENATE([.A368];[.B368];[.C368])" office:value-type="string" office:string-value="228 616" calcext:value-type="string">
            <text:p>228 6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7</text:p>
          </table:table-cell>
          <table:table-cell/>
          <table:table-cell table:formula="of:=CONCATENATE([.A369];[.B369];[.C369])" office:value-type="string" office:string-value="228 617" calcext:value-type="string">
            <text:p>228 6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8</text:p>
          </table:table-cell>
          <table:table-cell/>
          <table:table-cell table:formula="of:=CONCATENATE([.A370];[.B370];[.C370])" office:value-type="string" office:string-value="228 618" calcext:value-type="string">
            <text:p>228 6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9</text:p>
          </table:table-cell>
          <table:table-cell/>
          <table:table-cell table:formula="of:=CONCATENATE([.A371];[.B371];[.C371])" office:value-type="string" office:string-value="228 619" calcext:value-type="string">
            <text:p>228 6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0</text:p>
          </table:table-cell>
          <table:table-cell/>
          <table:table-cell table:formula="of:=CONCATENATE([.A372];[.B372];[.C372])" office:value-type="string" office:string-value="228 620" calcext:value-type="string">
            <text:p>228 6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1</text:p>
          </table:table-cell>
          <table:table-cell/>
          <table:table-cell table:formula="of:=CONCATENATE([.A373];[.B373];[.C373])" office:value-type="string" office:string-value="228 621" calcext:value-type="string">
            <text:p>228 6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2</text:p>
          </table:table-cell>
          <table:table-cell/>
          <table:table-cell table:formula="of:=CONCATENATE([.A374];[.B374];[.C374])" office:value-type="string" office:string-value="228 622" calcext:value-type="string">
            <text:p>228 6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3</text:p>
          </table:table-cell>
          <table:table-cell/>
          <table:table-cell table:formula="of:=CONCATENATE([.A375];[.B375];[.C375])" office:value-type="string" office:string-value="228 623" calcext:value-type="string">
            <text:p>228 6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4</text:p>
          </table:table-cell>
          <table:table-cell/>
          <table:table-cell table:formula="of:=CONCATENATE([.A376];[.B376];[.C376])" office:value-type="string" office:string-value="228 624" calcext:value-type="string">
            <text:p>228 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5</text:p>
          </table:table-cell>
          <table:table-cell/>
          <table:table-cell table:formula="of:=CONCATENATE([.A377];[.B377];[.C377])" office:value-type="string" office:string-value="228 625" calcext:value-type="string">
            <text:p>228 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6</text:p>
          </table:table-cell>
          <table:table-cell/>
          <table:table-cell table:formula="of:=CONCATENATE([.A378];[.B378];[.C378])" office:value-type="string" office:string-value="228 626" calcext:value-type="string">
            <text:p>228 6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7</text:p>
          </table:table-cell>
          <table:table-cell/>
          <table:table-cell table:formula="of:=CONCATENATE([.A379];[.B379];[.C379])" office:value-type="string" office:string-value="228 627" calcext:value-type="string">
            <text:p>228 6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8</text:p>
          </table:table-cell>
          <table:table-cell/>
          <table:table-cell table:formula="of:=CONCATENATE([.A380];[.B380];[.C380])" office:value-type="string" office:string-value="228 628" calcext:value-type="string">
            <text:p>228 6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9</text:p>
          </table:table-cell>
          <table:table-cell/>
          <table:table-cell table:formula="of:=CONCATENATE([.A381];[.B381];[.C381])" office:value-type="string" office:string-value="228 629" calcext:value-type="string">
            <text:p>228 6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0</text:p>
          </table:table-cell>
          <table:table-cell/>
          <table:table-cell table:formula="of:=CONCATENATE([.A382];[.B382];[.C382])" office:value-type="string" office:string-value="228 630" calcext:value-type="string">
            <text:p>228 6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1</text:p>
          </table:table-cell>
          <table:table-cell/>
          <table:table-cell table:formula="of:=CONCATENATE([.A383];[.B383];[.C383])" office:value-type="string" office:string-value="228 631" calcext:value-type="string">
            <text:p>228 6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2</text:p>
          </table:table-cell>
          <table:table-cell/>
          <table:table-cell table:formula="of:=CONCATENATE([.A384];[.B384];[.C384])" office:value-type="string" office:string-value="228 632" calcext:value-type="string">
            <text:p>228 6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3</text:p>
          </table:table-cell>
          <table:table-cell/>
          <table:table-cell table:formula="of:=CONCATENATE([.A385];[.B385];[.C385])" office:value-type="string" office:string-value="228 633" calcext:value-type="string">
            <text:p>228 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4</text:p>
          </table:table-cell>
          <table:table-cell/>
          <table:table-cell table:formula="of:=CONCATENATE([.A386];[.B386];[.C386])" office:value-type="string" office:string-value="228 634" calcext:value-type="string">
            <text:p>228 6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5</text:p>
          </table:table-cell>
          <table:table-cell/>
          <table:table-cell table:formula="of:=CONCATENATE([.A387];[.B387];[.C387])" office:value-type="string" office:string-value="228 635" calcext:value-type="string">
            <text:p>228 6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6</text:p>
          </table:table-cell>
          <table:table-cell/>
          <table:table-cell table:formula="of:=CONCATENATE([.A388];[.B388];[.C388])" office:value-type="string" office:string-value="228 636" calcext:value-type="string">
            <text:p>228 6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7</text:p>
          </table:table-cell>
          <table:table-cell/>
          <table:table-cell table:formula="of:=CONCATENATE([.A389];[.B389];[.C389])" office:value-type="string" office:string-value="228 637" calcext:value-type="string">
            <text:p>228 6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8</text:p>
          </table:table-cell>
          <table:table-cell/>
          <table:table-cell table:formula="of:=CONCATENATE([.A390];[.B390];[.C390])" office:value-type="string" office:string-value="228 638" calcext:value-type="string">
            <text:p>228 6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9</text:p>
          </table:table-cell>
          <table:table-cell/>
          <table:table-cell table:formula="of:=CONCATENATE([.A391];[.B391];[.C391])" office:value-type="string" office:string-value="228 639" calcext:value-type="string">
            <text:p>228 6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0</text:p>
          </table:table-cell>
          <table:table-cell/>
          <table:table-cell table:formula="of:=CONCATENATE([.A392];[.B392];[.C392])" office:value-type="string" office:string-value="228 640" calcext:value-type="string">
            <text:p>228 6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1</text:p>
          </table:table-cell>
          <table:table-cell/>
          <table:table-cell table:formula="of:=CONCATENATE([.A393];[.B393];[.C393])" office:value-type="string" office:string-value="228 641" calcext:value-type="string">
            <text:p>228 6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2</text:p>
          </table:table-cell>
          <table:table-cell/>
          <table:table-cell table:formula="of:=CONCATENATE([.A394];[.B394];[.C394])" office:value-type="string" office:string-value="228 642" calcext:value-type="string">
            <text:p>228 6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3</text:p>
          </table:table-cell>
          <table:table-cell/>
          <table:table-cell table:formula="of:=CONCATENATE([.A395];[.B395];[.C395])" office:value-type="string" office:string-value="228 643" calcext:value-type="string">
            <text:p>228 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4</text:p>
          </table:table-cell>
          <table:table-cell/>
          <table:table-cell table:formula="of:=CONCATENATE([.A396];[.B396];[.C396])" office:value-type="string" office:string-value="228 644" calcext:value-type="string">
            <text:p>228 6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5</text:p>
          </table:table-cell>
          <table:table-cell/>
          <table:table-cell table:formula="of:=CONCATENATE([.A397];[.B397];[.C397])" office:value-type="string" office:string-value="228 645" calcext:value-type="string">
            <text:p>228 6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6</text:p>
          </table:table-cell>
          <table:table-cell/>
          <table:table-cell table:formula="of:=CONCATENATE([.A398];[.B398];[.C398])" office:value-type="string" office:string-value="228 646" calcext:value-type="string">
            <text:p>228 6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7</text:p>
          </table:table-cell>
          <table:table-cell/>
          <table:table-cell table:formula="of:=CONCATENATE([.A399];[.B399];[.C399])" office:value-type="string" office:string-value="228 647" calcext:value-type="string">
            <text:p>228 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8</text:p>
          </table:table-cell>
          <table:table-cell/>
          <table:table-cell table:formula="of:=CONCATENATE([.A400];[.B400];[.C400])" office:value-type="string" office:string-value="228 648" calcext:value-type="string">
            <text:p>228 6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9</text:p>
          </table:table-cell>
          <table:table-cell/>
          <table:table-cell table:formula="of:=CONCATENATE([.A401];[.B401];[.C401])" office:value-type="string" office:string-value="228 649" calcext:value-type="string">
            <text:p>228 6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0</text:p>
          </table:table-cell>
          <table:table-cell/>
          <table:table-cell table:formula="of:=CONCATENATE([.A402];[.B402];[.C402])" office:value-type="string" office:string-value="228 650" calcext:value-type="string">
            <text:p>228 6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1</text:p>
          </table:table-cell>
          <table:table-cell/>
          <table:table-cell table:formula="of:=CONCATENATE([.A403];[.B403];[.C403])" office:value-type="string" office:string-value="228 651" calcext:value-type="string">
            <text:p>228 6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2</text:p>
          </table:table-cell>
          <table:table-cell/>
          <table:table-cell table:formula="of:=CONCATENATE([.A404];[.B404];[.C404])" office:value-type="string" office:string-value="228 652" calcext:value-type="string">
            <text:p>228 6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3</text:p>
          </table:table-cell>
          <table:table-cell/>
          <table:table-cell table:formula="of:=CONCATENATE([.A405];[.B405];[.C405])" office:value-type="string" office:string-value="228 653" calcext:value-type="string">
            <text:p>228 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4</text:p>
          </table:table-cell>
          <table:table-cell/>
          <table:table-cell table:formula="of:=CONCATENATE([.A406];[.B406];[.C406])" office:value-type="string" office:string-value="228 654" calcext:value-type="string">
            <text:p>228 6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5</text:p>
          </table:table-cell>
          <table:table-cell/>
          <table:table-cell table:formula="of:=CONCATENATE([.A407];[.B407];[.C407])" office:value-type="string" office:string-value="228 655" calcext:value-type="string">
            <text:p>228 6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6</text:p>
          </table:table-cell>
          <table:table-cell/>
          <table:table-cell table:formula="of:=CONCATENATE([.A408];[.B408];[.C408])" office:value-type="string" office:string-value="228 656" calcext:value-type="string">
            <text:p>228 6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7</text:p>
          </table:table-cell>
          <table:table-cell/>
          <table:table-cell table:formula="of:=CONCATENATE([.A409];[.B409];[.C409])" office:value-type="string" office:string-value="228 657" calcext:value-type="string">
            <text:p>228 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8</text:p>
          </table:table-cell>
          <table:table-cell/>
          <table:table-cell table:formula="of:=CONCATENATE([.A410];[.B410];[.C410])" office:value-type="string" office:string-value="228 658" calcext:value-type="string">
            <text:p>228 6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9</text:p>
          </table:table-cell>
          <table:table-cell/>
          <table:table-cell table:formula="of:=CONCATENATE([.A411];[.B411];[.C411])" office:value-type="string" office:string-value="228 659" calcext:value-type="string">
            <text:p>228 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0</text:p>
          </table:table-cell>
          <table:table-cell/>
          <table:table-cell table:formula="of:=CONCATENATE([.A412];[.B412];[.C412])" office:value-type="string" office:string-value="228 660" calcext:value-type="string">
            <text:p>228 6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1</text:p>
          </table:table-cell>
          <table:table-cell/>
          <table:table-cell table:formula="of:=CONCATENATE([.A413];[.B413];[.C413])" office:value-type="string" office:string-value="228 661" calcext:value-type="string">
            <text:p>228 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2</text:p>
          </table:table-cell>
          <table:table-cell/>
          <table:table-cell table:formula="of:=CONCATENATE([.A414];[.B414];[.C414])" office:value-type="string" office:string-value="228 662" calcext:value-type="string">
            <text:p>228 6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3</text:p>
          </table:table-cell>
          <table:table-cell/>
          <table:table-cell table:formula="of:=CONCATENATE([.A415];[.B415];[.C415])" office:value-type="string" office:string-value="228 663" calcext:value-type="string">
            <text:p>228 6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4</text:p>
          </table:table-cell>
          <table:table-cell/>
          <table:table-cell table:formula="of:=CONCATENATE([.A416];[.B416];[.C416])" office:value-type="string" office:string-value="228 664" calcext:value-type="string">
            <text:p>228 6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5</text:p>
          </table:table-cell>
          <table:table-cell/>
          <table:table-cell table:formula="of:=CONCATENATE([.A417];[.B417];[.C417])" office:value-type="string" office:string-value="228 665" calcext:value-type="string">
            <text:p>228 6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6</text:p>
          </table:table-cell>
          <table:table-cell/>
          <table:table-cell table:formula="of:=CONCATENATE([.A418];[.B418];[.C418])" office:value-type="string" office:string-value="228 666" calcext:value-type="string">
            <text:p>228 6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7</text:p>
          </table:table-cell>
          <table:table-cell/>
          <table:table-cell table:formula="of:=CONCATENATE([.A419];[.B419];[.C419])" office:value-type="string" office:string-value="228 667" calcext:value-type="string">
            <text:p>228 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8</text:p>
          </table:table-cell>
          <table:table-cell/>
          <table:table-cell table:formula="of:=CONCATENATE([.A420];[.B420];[.C420])" office:value-type="string" office:string-value="228 668" calcext:value-type="string">
            <text:p>228 6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69</text:p>
          </table:table-cell>
          <table:table-cell/>
          <table:table-cell table:formula="of:=CONCATENATE([.A421];[.B421];[.C421])" office:value-type="string" office:string-value="228 669" calcext:value-type="string">
            <text:p>228 6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0</text:p>
          </table:table-cell>
          <table:table-cell/>
          <table:table-cell table:formula="of:=CONCATENATE([.A422];[.B422];[.C422])" office:value-type="string" office:string-value="228 670" calcext:value-type="string">
            <text:p>228 6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1</text:p>
          </table:table-cell>
          <table:table-cell/>
          <table:table-cell table:formula="of:=CONCATENATE([.A423];[.B423];[.C423])" office:value-type="string" office:string-value="228 671" calcext:value-type="string">
            <text:p>228 6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2</text:p>
          </table:table-cell>
          <table:table-cell/>
          <table:table-cell table:formula="of:=CONCATENATE([.A424];[.B424];[.C424])" office:value-type="string" office:string-value="228 672" calcext:value-type="string">
            <text:p>228 6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3</text:p>
          </table:table-cell>
          <table:table-cell/>
          <table:table-cell table:formula="of:=CONCATENATE([.A425];[.B425];[.C425])" office:value-type="string" office:string-value="228 673" calcext:value-type="string">
            <text:p>228 6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4</text:p>
          </table:table-cell>
          <table:table-cell/>
          <table:table-cell table:formula="of:=CONCATENATE([.A426];[.B426];[.C426])" office:value-type="string" office:string-value="228 674" calcext:value-type="string">
            <text:p>228 6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5</text:p>
          </table:table-cell>
          <table:table-cell/>
          <table:table-cell table:formula="of:=CONCATENATE([.A427];[.B427];[.C427])" office:value-type="string" office:string-value="228 675" calcext:value-type="string">
            <text:p>228 6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6</text:p>
          </table:table-cell>
          <table:table-cell/>
          <table:table-cell table:formula="of:=CONCATENATE([.A428];[.B428];[.C428])" office:value-type="string" office:string-value="228 676" calcext:value-type="string">
            <text:p>228 6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7</text:p>
          </table:table-cell>
          <table:table-cell/>
          <table:table-cell table:formula="of:=CONCATENATE([.A429];[.B429];[.C429])" office:value-type="string" office:string-value="228 677" calcext:value-type="string">
            <text:p>228 6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8</text:p>
          </table:table-cell>
          <table:table-cell/>
          <table:table-cell table:formula="of:=CONCATENATE([.A430];[.B430];[.C430])" office:value-type="string" office:string-value="228 678" calcext:value-type="string">
            <text:p>228 6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79</text:p>
          </table:table-cell>
          <table:table-cell/>
          <table:table-cell table:formula="of:=CONCATENATE([.A431];[.B431];[.C431])" office:value-type="string" office:string-value="228 679" calcext:value-type="string">
            <text:p>228 6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0</text:p>
          </table:table-cell>
          <table:table-cell/>
          <table:table-cell table:formula="of:=CONCATENATE([.A432];[.B432];[.C432])" office:value-type="string" office:string-value="228 680" calcext:value-type="string">
            <text:p>228 6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1</text:p>
          </table:table-cell>
          <table:table-cell/>
          <table:table-cell table:formula="of:=CONCATENATE([.A433];[.B433];[.C433])" office:value-type="string" office:string-value="228 681" calcext:value-type="string">
            <text:p>228 6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2</text:p>
          </table:table-cell>
          <table:table-cell/>
          <table:table-cell table:formula="of:=CONCATENATE([.A434];[.B434];[.C434])" office:value-type="string" office:string-value="228 682" calcext:value-type="string">
            <text:p>228 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3</text:p>
          </table:table-cell>
          <table:table-cell/>
          <table:table-cell table:formula="of:=CONCATENATE([.A435];[.B435];[.C435])" office:value-type="string" office:string-value="228 683" calcext:value-type="string">
            <text:p>228 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4</text:p>
          </table:table-cell>
          <table:table-cell/>
          <table:table-cell table:formula="of:=CONCATENATE([.A436];[.B436];[.C436])" office:value-type="string" office:string-value="228 684" calcext:value-type="string">
            <text:p>228 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5</text:p>
          </table:table-cell>
          <table:table-cell/>
          <table:table-cell table:formula="of:=CONCATENATE([.A437];[.B437];[.C437])" office:value-type="string" office:string-value="228 685" calcext:value-type="string">
            <text:p>228 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6</text:p>
          </table:table-cell>
          <table:table-cell/>
          <table:table-cell table:formula="of:=CONCATENATE([.A438];[.B438];[.C438])" office:value-type="string" office:string-value="228 686" calcext:value-type="string">
            <text:p>228 6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7</text:p>
          </table:table-cell>
          <table:table-cell/>
          <table:table-cell table:formula="of:=CONCATENATE([.A439];[.B439];[.C439])" office:value-type="string" office:string-value="228 687" calcext:value-type="string">
            <text:p>228 6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8</text:p>
          </table:table-cell>
          <table:table-cell/>
          <table:table-cell table:formula="of:=CONCATENATE([.A440];[.B440];[.C440])" office:value-type="string" office:string-value="228 688" calcext:value-type="string">
            <text:p>228 6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9</text:p>
          </table:table-cell>
          <table:table-cell/>
          <table:table-cell table:formula="of:=CONCATENATE([.A441];[.B441];[.C441])" office:value-type="string" office:string-value="228 689" calcext:value-type="string">
            <text:p>228 6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0</text:p>
          </table:table-cell>
          <table:table-cell/>
          <table:table-cell table:formula="of:=CONCATENATE([.A442];[.B442];[.C442])" office:value-type="string" office:string-value="228 690" calcext:value-type="string">
            <text:p>228 6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1</text:p>
          </table:table-cell>
          <table:table-cell/>
          <table:table-cell table:formula="of:=CONCATENATE([.A443];[.B443];[.C443])" office:value-type="string" office:string-value="228 691" calcext:value-type="string">
            <text:p>228 6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2</text:p>
          </table:table-cell>
          <table:table-cell/>
          <table:table-cell table:formula="of:=CONCATENATE([.A444];[.B444];[.C444])" office:value-type="string" office:string-value="228 692" calcext:value-type="string">
            <text:p>228 6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3</text:p>
          </table:table-cell>
          <table:table-cell/>
          <table:table-cell table:formula="of:=CONCATENATE([.A445];[.B445];[.C445])" office:value-type="string" office:string-value="228 693" calcext:value-type="string">
            <text:p>228 6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4</text:p>
          </table:table-cell>
          <table:table-cell/>
          <table:table-cell table:formula="of:=CONCATENATE([.A446];[.B446];[.C446])" office:value-type="string" office:string-value="228 694" calcext:value-type="string">
            <text:p>228 6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5</text:p>
          </table:table-cell>
          <table:table-cell/>
          <table:table-cell table:formula="of:=CONCATENATE([.A447];[.B447];[.C447])" office:value-type="string" office:string-value="228 695" calcext:value-type="string">
            <text:p>228 6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6</text:p>
          </table:table-cell>
          <table:table-cell/>
          <table:table-cell table:formula="of:=CONCATENATE([.A448];[.B448];[.C448])" office:value-type="string" office:string-value="228 696" calcext:value-type="string">
            <text:p>228 6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7</text:p>
          </table:table-cell>
          <table:table-cell/>
          <table:table-cell table:formula="of:=CONCATENATE([.A449];[.B449];[.C449])" office:value-type="string" office:string-value="228 697" calcext:value-type="string">
            <text:p>228 6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8</text:p>
          </table:table-cell>
          <table:table-cell/>
          <table:table-cell table:formula="of:=CONCATENATE([.A450];[.B450];[.C450])" office:value-type="string" office:string-value="228 698" calcext:value-type="string">
            <text:p>228 6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99</text:p>
          </table:table-cell>
          <table:table-cell/>
          <table:table-cell table:formula="of:=CONCATENATE([.A451];[.B451];[.C451])" office:value-type="string" office:string-value="228 699" calcext:value-type="string">
            <text:p>228 6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0</text:p>
          </table:table-cell>
          <table:table-cell/>
          <table:table-cell table:formula="of:=CONCATENATE([.A452];[.B452];[.C452])" office:value-type="string" office:string-value="228 700" calcext:value-type="string">
            <text:p>228 7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1</text:p>
          </table:table-cell>
          <table:table-cell/>
          <table:table-cell table:formula="of:=CONCATENATE([.A453];[.B453];[.C453])" office:value-type="string" office:string-value="228 701" calcext:value-type="string">
            <text:p>228 7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2</text:p>
          </table:table-cell>
          <table:table-cell/>
          <table:table-cell table:formula="of:=CONCATENATE([.A454];[.B454];[.C454])" office:value-type="string" office:string-value="228 702" calcext:value-type="string">
            <text:p>228 7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3</text:p>
          </table:table-cell>
          <table:table-cell/>
          <table:table-cell table:formula="of:=CONCATENATE([.A455];[.B455];[.C455])" office:value-type="string" office:string-value="228 703" calcext:value-type="string">
            <text:p>228 7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4</text:p>
          </table:table-cell>
          <table:table-cell/>
          <table:table-cell table:formula="of:=CONCATENATE([.A456];[.B456];[.C456])" office:value-type="string" office:string-value="228 704" calcext:value-type="string">
            <text:p>228 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5</text:p>
          </table:table-cell>
          <table:table-cell/>
          <table:table-cell table:formula="of:=CONCATENATE([.A457];[.B457];[.C457])" office:value-type="string" office:string-value="228 705" calcext:value-type="string">
            <text:p>228 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6</text:p>
          </table:table-cell>
          <table:table-cell/>
          <table:table-cell table:formula="of:=CONCATENATE([.A458];[.B458];[.C458])" office:value-type="string" office:string-value="228 706" calcext:value-type="string">
            <text:p>228 7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7</text:p>
          </table:table-cell>
          <table:table-cell/>
          <table:table-cell table:formula="of:=CONCATENATE([.A459];[.B459];[.C459])" office:value-type="string" office:string-value="228 707" calcext:value-type="string">
            <text:p>228 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8</text:p>
          </table:table-cell>
          <table:table-cell/>
          <table:table-cell table:formula="of:=CONCATENATE([.A460];[.B460];[.C460])" office:value-type="string" office:string-value="228 708" calcext:value-type="string">
            <text:p>228 7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09</text:p>
          </table:table-cell>
          <table:table-cell/>
          <table:table-cell table:formula="of:=CONCATENATE([.A461];[.B461];[.C461])" office:value-type="string" office:string-value="228 709" calcext:value-type="string">
            <text:p>228 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0</text:p>
          </table:table-cell>
          <table:table-cell/>
          <table:table-cell table:formula="of:=CONCATENATE([.A462];[.B462];[.C462])" office:value-type="string" office:string-value="228 710" calcext:value-type="string">
            <text:p>228 7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1</text:p>
          </table:table-cell>
          <table:table-cell/>
          <table:table-cell table:formula="of:=CONCATENATE([.A463];[.B463];[.C463])" office:value-type="string" office:string-value="228 711" calcext:value-type="string">
            <text:p>228 7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2</text:p>
          </table:table-cell>
          <table:table-cell/>
          <table:table-cell table:formula="of:=CONCATENATE([.A464];[.B464];[.C464])" office:value-type="string" office:string-value="228 712" calcext:value-type="string">
            <text:p>228 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3</text:p>
          </table:table-cell>
          <table:table-cell/>
          <table:table-cell table:formula="of:=CONCATENATE([.A465];[.B465];[.C465])" office:value-type="string" office:string-value="228 713" calcext:value-type="string">
            <text:p>228 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4</text:p>
          </table:table-cell>
          <table:table-cell/>
          <table:table-cell table:formula="of:=CONCATENATE([.A466];[.B466];[.C466])" office:value-type="string" office:string-value="228 714" calcext:value-type="string">
            <text:p>228 7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5</text:p>
          </table:table-cell>
          <table:table-cell/>
          <table:table-cell table:formula="of:=CONCATENATE([.A467];[.B467];[.C467])" office:value-type="string" office:string-value="228 715" calcext:value-type="string">
            <text:p>228 7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6</text:p>
          </table:table-cell>
          <table:table-cell/>
          <table:table-cell table:formula="of:=CONCATENATE([.A468];[.B468];[.C468])" office:value-type="string" office:string-value="228 716" calcext:value-type="string">
            <text:p>228 7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7</text:p>
          </table:table-cell>
          <table:table-cell/>
          <table:table-cell table:formula="of:=CONCATENATE([.A469];[.B469];[.C469])" office:value-type="string" office:string-value="228 717" calcext:value-type="string">
            <text:p>228 7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8</text:p>
          </table:table-cell>
          <table:table-cell/>
          <table:table-cell table:formula="of:=CONCATENATE([.A470];[.B470];[.C470])" office:value-type="string" office:string-value="228 718" calcext:value-type="string">
            <text:p>228 7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19</text:p>
          </table:table-cell>
          <table:table-cell/>
          <table:table-cell table:formula="of:=CONCATENATE([.A471];[.B471];[.C471])" office:value-type="string" office:string-value="228 719" calcext:value-type="string">
            <text:p>228 7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0</text:p>
          </table:table-cell>
          <table:table-cell/>
          <table:table-cell table:formula="of:=CONCATENATE([.A472];[.B472];[.C472])" office:value-type="string" office:string-value="228 720" calcext:value-type="string">
            <text:p>228 7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1</text:p>
          </table:table-cell>
          <table:table-cell/>
          <table:table-cell table:formula="of:=CONCATENATE([.A473];[.B473];[.C473])" office:value-type="string" office:string-value="228 721" calcext:value-type="string">
            <text:p>228 7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2</text:p>
          </table:table-cell>
          <table:table-cell/>
          <table:table-cell table:formula="of:=CONCATENATE([.A474];[.B474];[.C474])" office:value-type="string" office:string-value="228 722" calcext:value-type="string">
            <text:p>228 7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3</text:p>
          </table:table-cell>
          <table:table-cell/>
          <table:table-cell table:formula="of:=CONCATENATE([.A475];[.B475];[.C475])" office:value-type="string" office:string-value="228 723" calcext:value-type="string">
            <text:p>228 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4</text:p>
          </table:table-cell>
          <table:table-cell/>
          <table:table-cell table:formula="of:=CONCATENATE([.A476];[.B476];[.C476])" office:value-type="string" office:string-value="228 724" calcext:value-type="string">
            <text:p>228 7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5</text:p>
          </table:table-cell>
          <table:table-cell/>
          <table:table-cell table:formula="of:=CONCATENATE([.A477];[.B477];[.C477])" office:value-type="string" office:string-value="228 725" calcext:value-type="string">
            <text:p>228 7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6</text:p>
          </table:table-cell>
          <table:table-cell/>
          <table:table-cell table:formula="of:=CONCATENATE([.A478];[.B478];[.C478])" office:value-type="string" office:string-value="228 726" calcext:value-type="string">
            <text:p>228 7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7</text:p>
          </table:table-cell>
          <table:table-cell/>
          <table:table-cell table:formula="of:=CONCATENATE([.A479];[.B479];[.C479])" office:value-type="string" office:string-value="228 727" calcext:value-type="string">
            <text:p>228 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8</text:p>
          </table:table-cell>
          <table:table-cell/>
          <table:table-cell table:formula="of:=CONCATENATE([.A480];[.B480];[.C480])" office:value-type="string" office:string-value="228 728" calcext:value-type="string">
            <text:p>228 7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29</text:p>
          </table:table-cell>
          <table:table-cell/>
          <table:table-cell table:formula="of:=CONCATENATE([.A481];[.B481];[.C481])" office:value-type="string" office:string-value="228 729" calcext:value-type="string">
            <text:p>228 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0</text:p>
          </table:table-cell>
          <table:table-cell/>
          <table:table-cell table:formula="of:=CONCATENATE([.A482];[.B482];[.C482])" office:value-type="string" office:string-value="228 730" calcext:value-type="string">
            <text:p>228 7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1</text:p>
          </table:table-cell>
          <table:table-cell/>
          <table:table-cell table:formula="of:=CONCATENATE([.A483];[.B483];[.C483])" office:value-type="string" office:string-value="228 731" calcext:value-type="string">
            <text:p>228 7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2</text:p>
          </table:table-cell>
          <table:table-cell/>
          <table:table-cell table:formula="of:=CONCATENATE([.A484];[.B484];[.C484])" office:value-type="string" office:string-value="228 732" calcext:value-type="string">
            <text:p>228 7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3</text:p>
          </table:table-cell>
          <table:table-cell/>
          <table:table-cell table:formula="of:=CONCATENATE([.A485];[.B485];[.C485])" office:value-type="string" office:string-value="228 733" calcext:value-type="string">
            <text:p>228 7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4</text:p>
          </table:table-cell>
          <table:table-cell/>
          <table:table-cell table:formula="of:=CONCATENATE([.A486];[.B486];[.C486])" office:value-type="string" office:string-value="228 734" calcext:value-type="string">
            <text:p>228 7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5</text:p>
          </table:table-cell>
          <table:table-cell/>
          <table:table-cell table:formula="of:=CONCATENATE([.A487];[.B487];[.C487])" office:value-type="string" office:string-value="228 735" calcext:value-type="string">
            <text:p>228 7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6</text:p>
          </table:table-cell>
          <table:table-cell/>
          <table:table-cell table:formula="of:=CONCATENATE([.A488];[.B488];[.C488])" office:value-type="string" office:string-value="228 736" calcext:value-type="string">
            <text:p>228 7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7</text:p>
          </table:table-cell>
          <table:table-cell/>
          <table:table-cell table:formula="of:=CONCATENATE([.A489];[.B489];[.C489])" office:value-type="string" office:string-value="228 737" calcext:value-type="string">
            <text:p>228 7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8</text:p>
          </table:table-cell>
          <table:table-cell/>
          <table:table-cell table:formula="of:=CONCATENATE([.A490];[.B490];[.C490])" office:value-type="string" office:string-value="228 738" calcext:value-type="string">
            <text:p>228 7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39</text:p>
          </table:table-cell>
          <table:table-cell/>
          <table:table-cell table:formula="of:=CONCATENATE([.A491];[.B491];[.C491])" office:value-type="string" office:string-value="228 739" calcext:value-type="string">
            <text:p>228 7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0</text:p>
          </table:table-cell>
          <table:table-cell/>
          <table:table-cell table:formula="of:=CONCATENATE([.A492];[.B492];[.C492])" office:value-type="string" office:string-value="228 740" calcext:value-type="string">
            <text:p>228 7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1</text:p>
          </table:table-cell>
          <table:table-cell/>
          <table:table-cell table:formula="of:=CONCATENATE([.A493];[.B493];[.C493])" office:value-type="string" office:string-value="228 741" calcext:value-type="string">
            <text:p>228 7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2</text:p>
          </table:table-cell>
          <table:table-cell/>
          <table:table-cell table:formula="of:=CONCATENATE([.A494];[.B494];[.C494])" office:value-type="string" office:string-value="228 742" calcext:value-type="string">
            <text:p>228 7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3</text:p>
          </table:table-cell>
          <table:table-cell/>
          <table:table-cell table:formula="of:=CONCATENATE([.A495];[.B495];[.C495])" office:value-type="string" office:string-value="228 743" calcext:value-type="string">
            <text:p>228 7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4</text:p>
          </table:table-cell>
          <table:table-cell/>
          <table:table-cell table:formula="of:=CONCATENATE([.A496];[.B496];[.C496])" office:value-type="string" office:string-value="228 744" calcext:value-type="string">
            <text:p>228 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5</text:p>
          </table:table-cell>
          <table:table-cell/>
          <table:table-cell table:formula="of:=CONCATENATE([.A497];[.B497];[.C497])" office:value-type="string" office:string-value="228 745" calcext:value-type="string">
            <text:p>228 7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6</text:p>
          </table:table-cell>
          <table:table-cell/>
          <table:table-cell table:formula="of:=CONCATENATE([.A498];[.B498];[.C498])" office:value-type="string" office:string-value="228 746" calcext:value-type="string">
            <text:p>228 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7</text:p>
          </table:table-cell>
          <table:table-cell/>
          <table:table-cell table:formula="of:=CONCATENATE([.A499];[.B499];[.C499])" office:value-type="string" office:string-value="228 747" calcext:value-type="string">
            <text:p>228 7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8</text:p>
          </table:table-cell>
          <table:table-cell/>
          <table:table-cell table:formula="of:=CONCATENATE([.A500];[.B500];[.C500])" office:value-type="string" office:string-value="228 748" calcext:value-type="string">
            <text:p>228 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49</text:p>
          </table:table-cell>
          <table:table-cell/>
          <table:table-cell table:formula="of:=CONCATENATE([.A501];[.B501];[.C501])" office:value-type="string" office:string-value="228 749" calcext:value-type="string">
            <text:p>228 7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0</text:p>
          </table:table-cell>
          <table:table-cell/>
          <table:table-cell table:formula="of:=CONCATENATE([.A502];[.B502];[.C502])" office:value-type="string" office:string-value="228 750" calcext:value-type="string">
            <text:p>228 7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1</text:p>
          </table:table-cell>
          <table:table-cell/>
          <table:table-cell table:formula="of:=CONCATENATE([.A503];[.B503];[.C503])" office:value-type="string" office:string-value="228 751" calcext:value-type="string">
            <text:p>228 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2</text:p>
          </table:table-cell>
          <table:table-cell/>
          <table:table-cell table:formula="of:=CONCATENATE([.A504];[.B504];[.C504])" office:value-type="string" office:string-value="228 752" calcext:value-type="string">
            <text:p>228 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3</text:p>
          </table:table-cell>
          <table:table-cell/>
          <table:table-cell table:formula="of:=CONCATENATE([.A505];[.B505];[.C505])" office:value-type="string" office:string-value="228 753" calcext:value-type="string">
            <text:p>228 7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4</text:p>
          </table:table-cell>
          <table:table-cell/>
          <table:table-cell table:formula="of:=CONCATENATE([.A506];[.B506];[.C506])" office:value-type="string" office:string-value="228 754" calcext:value-type="string">
            <text:p>228 7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5</text:p>
          </table:table-cell>
          <table:table-cell/>
          <table:table-cell table:formula="of:=CONCATENATE([.A507];[.B507];[.C507])" office:value-type="string" office:string-value="228 755" calcext:value-type="string">
            <text:p>228 7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6</text:p>
          </table:table-cell>
          <table:table-cell/>
          <table:table-cell table:formula="of:=CONCATENATE([.A508];[.B508];[.C508])" office:value-type="string" office:string-value="228 756" calcext:value-type="string">
            <text:p>228 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7</text:p>
          </table:table-cell>
          <table:table-cell/>
          <table:table-cell table:formula="of:=CONCATENATE([.A509];[.B509];[.C509])" office:value-type="string" office:string-value="228 757" calcext:value-type="string">
            <text:p>228 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8</text:p>
          </table:table-cell>
          <table:table-cell/>
          <table:table-cell table:formula="of:=CONCATENATE([.A510];[.B510];[.C510])" office:value-type="string" office:string-value="228 758" calcext:value-type="string">
            <text:p>228 7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59</text:p>
          </table:table-cell>
          <table:table-cell/>
          <table:table-cell table:formula="of:=CONCATENATE([.A511];[.B511];[.C511])" office:value-type="string" office:string-value="228 759" calcext:value-type="string">
            <text:p>228 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0</text:p>
          </table:table-cell>
          <table:table-cell/>
          <table:table-cell table:formula="of:=CONCATENATE([.A512];[.B512];[.C512])" office:value-type="string" office:string-value="228 760" calcext:value-type="string">
            <text:p>228 7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1</text:p>
          </table:table-cell>
          <table:table-cell/>
          <table:table-cell table:formula="of:=CONCATENATE([.A513];[.B513];[.C513])" office:value-type="string" office:string-value="228 761" calcext:value-type="string">
            <text:p>228 7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2</text:p>
          </table:table-cell>
          <table:table-cell/>
          <table:table-cell table:formula="of:=CONCATENATE([.A514];[.B514];[.C514])" office:value-type="string" office:string-value="228 762" calcext:value-type="string">
            <text:p>228 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3</text:p>
          </table:table-cell>
          <table:table-cell/>
          <table:table-cell table:formula="of:=CONCATENATE([.A515];[.B515];[.C515])" office:value-type="string" office:string-value="228 763" calcext:value-type="string">
            <text:p>228 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4</text:p>
          </table:table-cell>
          <table:table-cell/>
          <table:table-cell table:formula="of:=CONCATENATE([.A516];[.B516];[.C516])" office:value-type="string" office:string-value="228 764" calcext:value-type="string">
            <text:p>228 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5</text:p>
          </table:table-cell>
          <table:table-cell/>
          <table:table-cell table:formula="of:=CONCATENATE([.A517];[.B517];[.C517])" office:value-type="string" office:string-value="228 765" calcext:value-type="string">
            <text:p>228 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6</text:p>
          </table:table-cell>
          <table:table-cell/>
          <table:table-cell table:formula="of:=CONCATENATE([.A518];[.B518];[.C518])" office:value-type="string" office:string-value="228 766" calcext:value-type="string">
            <text:p>228 7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7</text:p>
          </table:table-cell>
          <table:table-cell/>
          <table:table-cell table:formula="of:=CONCATENATE([.A519];[.B519];[.C519])" office:value-type="string" office:string-value="228 767" calcext:value-type="string">
            <text:p>228 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8</text:p>
          </table:table-cell>
          <table:table-cell/>
          <table:table-cell table:formula="of:=CONCATENATE([.A520];[.B520];[.C520])" office:value-type="string" office:string-value="228 768" calcext:value-type="string">
            <text:p>228 7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69</text:p>
          </table:table-cell>
          <table:table-cell/>
          <table:table-cell table:formula="of:=CONCATENATE([.A521];[.B521];[.C521])" office:value-type="string" office:string-value="228 769" calcext:value-type="string">
            <text:p>228 7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0</text:p>
          </table:table-cell>
          <table:table-cell/>
          <table:table-cell table:formula="of:=CONCATENATE([.A522];[.B522];[.C522])" office:value-type="string" office:string-value="228 770" calcext:value-type="string">
            <text:p>228 7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1</text:p>
          </table:table-cell>
          <table:table-cell/>
          <table:table-cell table:formula="of:=CONCATENATE([.A523];[.B523];[.C523])" office:value-type="string" office:string-value="228 771" calcext:value-type="string">
            <text:p>228 7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2</text:p>
          </table:table-cell>
          <table:table-cell/>
          <table:table-cell table:formula="of:=CONCATENATE([.A524];[.B524];[.C524])" office:value-type="string" office:string-value="228 772" calcext:value-type="string">
            <text:p>228 7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3</text:p>
          </table:table-cell>
          <table:table-cell/>
          <table:table-cell table:formula="of:=CONCATENATE([.A525];[.B525];[.C525])" office:value-type="string" office:string-value="228 773" calcext:value-type="string">
            <text:p>228 7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4</text:p>
          </table:table-cell>
          <table:table-cell/>
          <table:table-cell table:formula="of:=CONCATENATE([.A526];[.B526];[.C526])" office:value-type="string" office:string-value="228 774" calcext:value-type="string">
            <text:p>228 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5</text:p>
          </table:table-cell>
          <table:table-cell/>
          <table:table-cell table:formula="of:=CONCATENATE([.A527];[.B527];[.C527])" office:value-type="string" office:string-value="228 775" calcext:value-type="string">
            <text:p>228 7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6</text:p>
          </table:table-cell>
          <table:table-cell/>
          <table:table-cell table:formula="of:=CONCATENATE([.A528];[.B528];[.C528])" office:value-type="string" office:string-value="228 776" calcext:value-type="string">
            <text:p>228 7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7</text:p>
          </table:table-cell>
          <table:table-cell/>
          <table:table-cell table:formula="of:=CONCATENATE([.A529];[.B529];[.C529])" office:value-type="string" office:string-value="228 777" calcext:value-type="string">
            <text:p>228 7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8</text:p>
          </table:table-cell>
          <table:table-cell/>
          <table:table-cell table:formula="of:=CONCATENATE([.A530];[.B530];[.C530])" office:value-type="string" office:string-value="228 778" calcext:value-type="string">
            <text:p>228 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79</text:p>
          </table:table-cell>
          <table:table-cell/>
          <table:table-cell table:formula="of:=CONCATENATE([.A531];[.B531];[.C531])" office:value-type="string" office:string-value="228 779" calcext:value-type="string">
            <text:p>228 7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0</text:p>
          </table:table-cell>
          <table:table-cell/>
          <table:table-cell table:formula="of:=CONCATENATE([.A532];[.B532];[.C532])" office:value-type="string" office:string-value="228 780" calcext:value-type="string">
            <text:p>228 7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1</text:p>
          </table:table-cell>
          <table:table-cell/>
          <table:table-cell table:formula="of:=CONCATENATE([.A533];[.B533];[.C533])" office:value-type="string" office:string-value="228 781" calcext:value-type="string">
            <text:p>228 7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2</text:p>
          </table:table-cell>
          <table:table-cell/>
          <table:table-cell table:formula="of:=CONCATENATE([.A534];[.B534];[.C534])" office:value-type="string" office:string-value="228 782" calcext:value-type="string">
            <text:p>228 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3</text:p>
          </table:table-cell>
          <table:table-cell/>
          <table:table-cell table:formula="of:=CONCATENATE([.A535];[.B535];[.C535])" office:value-type="string" office:string-value="228 783" calcext:value-type="string">
            <text:p>228 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4</text:p>
          </table:table-cell>
          <table:table-cell/>
          <table:table-cell table:formula="of:=CONCATENATE([.A536];[.B536];[.C536])" office:value-type="string" office:string-value="228 784" calcext:value-type="string">
            <text:p>228 7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5</text:p>
          </table:table-cell>
          <table:table-cell/>
          <table:table-cell table:formula="of:=CONCATENATE([.A537];[.B537];[.C537])" office:value-type="string" office:string-value="228 785" calcext:value-type="string">
            <text:p>228 7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6</text:p>
          </table:table-cell>
          <table:table-cell/>
          <table:table-cell table:formula="of:=CONCATENATE([.A538];[.B538];[.C538])" office:value-type="string" office:string-value="228 786" calcext:value-type="string">
            <text:p>228 7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7</text:p>
          </table:table-cell>
          <table:table-cell/>
          <table:table-cell table:formula="of:=CONCATENATE([.A539];[.B539];[.C539])" office:value-type="string" office:string-value="228 787" calcext:value-type="string">
            <text:p>228 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8</text:p>
          </table:table-cell>
          <table:table-cell/>
          <table:table-cell table:formula="of:=CONCATENATE([.A540];[.B540];[.C540])" office:value-type="string" office:string-value="228 788" calcext:value-type="string">
            <text:p>228 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89</text:p>
          </table:table-cell>
          <table:table-cell/>
          <table:table-cell table:formula="of:=CONCATENATE([.A541];[.B541];[.C541])" office:value-type="string" office:string-value="228 789" calcext:value-type="string">
            <text:p>228 7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0</text:p>
          </table:table-cell>
          <table:table-cell/>
          <table:table-cell table:formula="of:=CONCATENATE([.A542];[.B542];[.C542])" office:value-type="string" office:string-value="228 790" calcext:value-type="string">
            <text:p>228 7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1</text:p>
          </table:table-cell>
          <table:table-cell/>
          <table:table-cell table:formula="of:=CONCATENATE([.A543];[.B543];[.C543])" office:value-type="string" office:string-value="228 791" calcext:value-type="string">
            <text:p>228 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2</text:p>
          </table:table-cell>
          <table:table-cell/>
          <table:table-cell table:formula="of:=CONCATENATE([.A544];[.B544];[.C544])" office:value-type="string" office:string-value="228 792" calcext:value-type="string">
            <text:p>228 7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3</text:p>
          </table:table-cell>
          <table:table-cell/>
          <table:table-cell table:formula="of:=CONCATENATE([.A545];[.B545];[.C545])" office:value-type="string" office:string-value="228 793" calcext:value-type="string">
            <text:p>228 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4</text:p>
          </table:table-cell>
          <table:table-cell/>
          <table:table-cell table:formula="of:=CONCATENATE([.A546];[.B546];[.C546])" office:value-type="string" office:string-value="228 794" calcext:value-type="string">
            <text:p>228 7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5</text:p>
          </table:table-cell>
          <table:table-cell/>
          <table:table-cell table:formula="of:=CONCATENATE([.A547];[.B547];[.C547])" office:value-type="string" office:string-value="228 795" calcext:value-type="string">
            <text:p>228 7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6</text:p>
          </table:table-cell>
          <table:table-cell/>
          <table:table-cell table:formula="of:=CONCATENATE([.A548];[.B548];[.C548])" office:value-type="string" office:string-value="228 796" calcext:value-type="string">
            <text:p>228 7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7</text:p>
          </table:table-cell>
          <table:table-cell/>
          <table:table-cell table:formula="of:=CONCATENATE([.A549];[.B549];[.C549])" office:value-type="string" office:string-value="228 797" calcext:value-type="string">
            <text:p>228 7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8</text:p>
          </table:table-cell>
          <table:table-cell/>
          <table:table-cell table:formula="of:=CONCATENATE([.A550];[.B550];[.C550])" office:value-type="string" office:string-value="228 798" calcext:value-type="string">
            <text:p>228 7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99</text:p>
          </table:table-cell>
          <table:table-cell/>
          <table:table-cell table:formula="of:=CONCATENATE([.A551];[.B551];[.C551])" office:value-type="string" office:string-value="228 799" calcext:value-type="string">
            <text:p>228 7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00</text:p>
          </table:table-cell>
          <table:table-cell/>
          <table:table-cell table:formula="of:=CONCATENATE([.A552];[.B552];[.C552])" office:value-type="string" office:string-value="228 800" calcext:value-type="string">
            <text:p>228 8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01</text:p>
          </table:table-cell>
          <table:table-cell/>
          <table:table-cell table:formula="of:=CONCATENATE([.A553];[.B553];[.C553])" office:value-type="string" office:string-value="228 801" calcext:value-type="string">
            <text:p>228 8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02</text:p>
          </table:table-cell>
          <table:table-cell/>
          <table:table-cell table:formula="of:=CONCATENATE([.A554];[.B554];[.C554])" office:value-type="string" office:string-value="228 802" calcext:value-type="string">
            <text:p>228 8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03</text:p>
          </table:table-cell>
          <table:table-cell/>
          <table:table-cell table:formula="of:=CONCATENATE([.A555];[.B555];[.C555])" office:value-type="string" office:string-value="228 803" calcext:value-type="string">
            <text:p>228 8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04</text:p>
          </table:table-cell>
          <table:table-cell/>
          <table:table-cell table:formula="of:=CONCATENATE([.A556];[.B556];[.C556])" office:value-type="string" office:string-value="228 804" calcext:value-type="string">
            <text:p>228 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05</text:p>
          </table:table-cell>
          <table:table-cell/>
          <table:table-cell table:formula="of:=CONCATENATE([.A557];[.B557];[.C557])" office:value-type="string" office:string-value="228 805" calcext:value-type="string">
            <text:p>228 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06</text:p>
          </table:table-cell>
          <table:table-cell/>
          <table:table-cell table:formula="of:=CONCATENATE([.A558];[.B558];[.C558])" office:value-type="string" office:string-value="228 806" calcext:value-type="string">
            <text:p>228 806</text:p>
          </table:table-cell>
          <table:table-cell table:number-columns-repeated="1017"/>
        </table:table-row>
        <table:table-row table:style-name="ro1" table:number-rows-repeated="104801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.00.0000</text:date>, <text:time style:data-style-name="N2" text:time-value="17:21:03.7153785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6T19:11:21.656741388</dc:date>
    <dc:creator>Andreas Böttger</dc:creator>
    <meta:editing-duration>PT1H48M6S</meta:editing-duration>
    <meta:editing-cycles>7</meta:editing-cycles>
    <meta:generator>LibreOffice/4.2.4.2$Linux_X86_64 LibreOffice_project/420m0$Build-2</meta:generator>
    <meta:document-statistic meta:table-count="1" meta:cell-count="2220" meta:object-count="0"/>
  </office:meta>
</office:document-meta>
</file>